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50000020D07EFCD53D0A1136F.png" manifest:media-type="image/png"/>
  <manifest:file-entry manifest:full-path="Pictures/100002010000055B0000019412549B9DDB630CCB.png" manifest:media-type="image/png"/>
  <manifest:file-entry manifest:full-path="Pictures/1000020100000150000001508C648E64EC82717B.png" manifest:media-type="image/png"/>
  <manifest:file-entry manifest:full-path="Pictures/10000201000005EF000002D472FE03D76C1F19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i-monospace" svg:font-family="ui-monospace, SFMono-Regular, 'SF Mono', Menlo, Consolas, 'Liberation Mono', monospace"/>
    <style:font-face style:name="JetBrains Mono1" svg:font-family="'JetBrains Mono'" style:font-family-generic="modern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9f9" officeooo:paragraph-rsid="001f79f9"/>
    </style:style>
    <style:style style:name="P2" style:family="paragraph" style:parent-style-name="Standard">
      <style:text-properties officeooo:rsid="0020a595" officeooo:paragraph-rsid="0020a595"/>
    </style:style>
    <style:style style:name="P3" style:family="paragraph" style:parent-style-name="Standard">
      <style:text-properties officeooo:rsid="002481a3" officeooo:paragraph-rsid="002481a3"/>
    </style:style>
    <style:style style:name="P4" style:family="paragraph" style:parent-style-name="Standard">
      <style:text-properties officeooo:rsid="00253fdd" officeooo:paragraph-rsid="00253fdd"/>
    </style:style>
    <style:style style:name="P5" style:family="paragraph" style:parent-style-name="Standard">
      <style:text-properties style:text-underline-style="solid" style:text-underline-width="auto" style:text-underline-color="font-color" officeooo:rsid="00253fdd" officeooo:paragraph-rsid="00253fdd"/>
    </style:style>
    <style:style style:name="P6" style:family="paragraph" style:parent-style-name="Standard">
      <style:text-properties style:text-underline-style="solid" style:text-underline-width="auto" style:text-underline-color="font-color" officeooo:rsid="0028bc3a" officeooo:paragraph-rsid="0028bc3a"/>
    </style:style>
    <style:style style:name="P7" style:family="paragraph" style:parent-style-name="Standard">
      <style:text-properties style:text-underline-style="solid" style:text-underline-width="auto" style:text-underline-color="font-color" officeooo:rsid="0029a577" officeooo:paragraph-rsid="0029a577"/>
    </style:style>
    <style:style style:name="P8" style:family="paragraph" style:parent-style-name="Standard">
      <style:text-properties style:text-underline-style="solid" style:text-underline-width="auto" style:text-underline-color="font-color" officeooo:rsid="002a6818" officeooo:paragraph-rsid="002a6818"/>
    </style:style>
    <style:style style:name="P9" style:family="paragraph" style:parent-style-name="Standard">
      <style:text-properties style:text-underline-style="solid" style:text-underline-width="auto" style:text-underline-color="font-color" officeooo:rsid="002cceaa" officeooo:paragraph-rsid="002cceaa"/>
    </style:style>
    <style:style style:name="P10" style:family="paragraph" style:parent-style-name="Standard">
      <style:text-properties style:text-underline-style="solid" style:text-underline-width="auto" style:text-underline-color="font-color" officeooo:rsid="002f6df8" officeooo:paragraph-rsid="002f6df8"/>
    </style:style>
    <style:style style:name="P11" style:family="paragraph" style:parent-style-name="Standard">
      <style:text-properties style:text-underline-style="solid" style:text-underline-width="auto" style:text-underline-color="font-color" officeooo:rsid="003083e3" officeooo:paragraph-rsid="003083e3"/>
    </style:style>
    <style:style style:name="P12" style:family="paragraph" style:parent-style-name="Standard">
      <style:text-properties style:text-underline-style="none" officeooo:rsid="00253fdd" officeooo:paragraph-rsid="00253fdd"/>
    </style:style>
    <style:style style:name="P13" style:family="paragraph" style:parent-style-name="Standard">
      <style:text-properties style:text-underline-style="none" officeooo:rsid="0029a577" officeooo:paragraph-rsid="0029a577"/>
    </style:style>
    <style:style style:name="P14" style:family="paragraph" style:parent-style-name="Standard">
      <style:text-properties style:text-underline-style="none" officeooo:rsid="002a6818" officeooo:paragraph-rsid="002a6818"/>
    </style:style>
    <style:style style:name="P15" style:family="paragraph" style:parent-style-name="Standard">
      <style:text-properties style:text-underline-style="none" officeooo:rsid="002cceaa" officeooo:paragraph-rsid="002cceaa"/>
    </style:style>
    <style:style style:name="P16" style:family="paragraph" style:parent-style-name="Standard">
      <style:text-properties style:text-underline-style="none" officeooo:rsid="002f6df8" officeooo:paragraph-rsid="002f6df8"/>
    </style:style>
    <style:style style:name="P17" style:family="paragraph" style:parent-style-name="Standard">
      <style:text-properties style:text-underline-style="none" officeooo:rsid="002fd717" officeooo:paragraph-rsid="002fd717"/>
    </style:style>
    <style:style style:name="P18" style:family="paragraph" style:parent-style-name="Standard">
      <style:text-properties style:text-underline-style="none" officeooo:rsid="0048d86c" officeooo:paragraph-rsid="0048d86c"/>
    </style:style>
    <style:style style:name="P19" style:family="paragraph" style:parent-style-name="Standard">
      <style:text-properties style:text-underline-style="none" officeooo:rsid="004925e9" officeooo:paragraph-rsid="004925e9"/>
    </style:style>
    <style:style style:name="P20" style:family="paragraph" style:parent-style-name="Standard">
      <style:text-properties officeooo:rsid="0026e81d" officeooo:paragraph-rsid="0026e81d"/>
    </style:style>
    <style:style style:name="P21" style:family="paragraph" style:parent-style-name="Standard">
      <style:text-properties fo:color="#a9b7c6" style:font-name="JetBrains Mono" fo:font-size="10pt" fo:font-style="normal" style:text-underline-style="none" fo:font-weight="normal" officeooo:rsid="00253fdd" officeooo:paragraph-rsid="00253fdd" style:font-size-asian="10pt" style:font-style-asian="normal" style:font-weight-asian="normal"/>
    </style:style>
    <style:style style:name="P22" style:family="paragraph" style:parent-style-name="Standard">
      <style:text-properties officeooo:rsid="0028bc3a" officeooo:paragraph-rsid="0028bc3a"/>
    </style:style>
    <style:style style:name="P23" style:family="paragraph" style:parent-style-name="Standard">
      <style:text-properties fo:font-style="italic" style:text-underline-style="none" officeooo:rsid="002a6818" officeooo:paragraph-rsid="002a6818" style:font-style-asian="italic" style:font-style-complex="italic"/>
    </style:style>
    <style:style style:name="P24" style:family="paragraph" style:parent-style-name="Standard">
      <style:text-properties fo:font-style="italic" style:text-underline-style="none" officeooo:rsid="0028bc3a" officeooo:paragraph-rsid="0028bc3a" style:font-style-asian="italic" style:font-style-complex="italic"/>
    </style:style>
    <style:style style:name="P25" style:family="paragraph" style:parent-style-name="Standard">
      <style:text-properties fo:font-style="italic" style:text-underline-style="none" officeooo:rsid="0029a577" officeooo:paragraph-rsid="0029a577" style:font-style-asian="italic" style:font-style-complex="italic"/>
    </style:style>
    <style:style style:name="P26" style:family="paragraph" style:parent-style-name="Standard">
      <style:text-properties fo:font-style="italic" style:text-underline-style="none" officeooo:rsid="003083e3" officeooo:paragraph-rsid="003083e3" style:font-style-asian="italic" style:font-style-complex="italic"/>
    </style:style>
    <style:style style:name="P27" style:family="paragraph" style:parent-style-name="Standard">
      <style:text-properties officeooo:rsid="0029a577" officeooo:paragraph-rsid="0029a577"/>
    </style:style>
    <style:style style:name="P28" style:family="paragraph" style:parent-style-name="Standard">
      <style:text-properties officeooo:paragraph-rsid="002f6df8"/>
    </style:style>
    <style:style style:name="P29" style:family="paragraph" style:parent-style-name="Standard">
      <style:text-properties officeooo:rsid="002fd717" officeooo:paragraph-rsid="002fd717"/>
    </style:style>
    <style:style style:name="P30" style:family="paragraph" style:parent-style-name="Standard">
      <style:text-properties officeooo:paragraph-rsid="003083e3"/>
    </style:style>
    <style:style style:name="P31" style:family="paragraph" style:parent-style-name="Standard">
      <style:text-properties fo:font-variant="normal" fo:text-transform="none" fo:color="#24292f" style:font-name="ui-monospace" fo:font-size="9pt" fo:letter-spacing="normal" fo:font-style="normal" fo:font-weight="normal" officeooo:paragraph-rsid="003083e3"/>
    </style:style>
    <style:style style:name="P32" style:family="paragraph" style:parent-style-name="Standard">
      <style:text-properties fo:font-variant="normal" fo:text-transform="none" fo:color="#24292f" style:font-name="ui-monospace" fo:font-size="9pt" fo:letter-spacing="normal" fo:font-style="normal" fo:font-weight="normal" officeooo:rsid="003126bd" officeooo:paragraph-rsid="003126bd"/>
    </style:style>
    <style:style style:name="P33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normal" officeooo:rsid="0031a739" officeooo:paragraph-rsid="0031a739"/>
    </style:style>
    <style:style style:name="P34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35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normal" officeooo:rsid="0031a739" officeooo:paragraph-rsid="0031a739"/>
    </style:style>
    <style:style style:name="P36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37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bold" officeooo:rsid="0038325a" officeooo:paragraph-rsid="0038325a" style:font-style-asian="normal" style:font-weight-asian="bold" style:font-style-complex="normal" style:font-weight-complex="bold"/>
    </style:style>
    <style:style style:name="P38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1a739" officeooo:paragraph-rsid="0031a739" style:font-style-asian="italic" style:font-style-complex="italic"/>
    </style:style>
    <style:style style:name="P39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45323" officeooo:paragraph-rsid="00345323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5dfc3" officeooo:paragraph-rsid="0035dfc3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76604" officeooo:paragraph-rsid="00376604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8325a" officeooo:paragraph-rsid="0038325a" style:font-style-asian="italic" style:font-weight-asian="normal" style:font-style-complex="italic" style:font-weight-complex="normal"/>
    </style:style>
    <style:style style:name="P44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99f1a" officeooo:paragraph-rsid="00399f1a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426b79" officeooo:paragraph-rsid="00426b79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435f91" officeooo:paragraph-rsid="00435f91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4600b9" officeooo:paragraph-rsid="004600b9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478d4a" officeooo:paragraph-rsid="00478d4a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font-variant="normal" fo:text-transform="none" fo:color="#6a8759" style:font-name="JetBrains Mono" fo:font-size="10pt" fo:letter-spacing="normal" fo:font-style="normal" style:text-underline-style="none" fo:font-weight="normal" officeooo:rsid="0035dfc3" officeooo:paragraph-rsid="0035dfc3" style:font-size-asian="10pt" style:font-style-asian="normal" style:font-weight-asian="normal" style:font-style-complex="italic" style:font-weight-complex="normal"/>
    </style:style>
    <style:style style:name="P50" style:family="paragraph" style:parent-style-name="Standard">
      <style:text-properties fo:font-variant="normal" fo:text-transform="none" fo:color="#a9b7c6" style:font-name="JetBrains Mono" fo:font-size="10pt" fo:letter-spacing="normal" fo:font-style="normal" style:text-underline-style="none" fo:font-weight="normal" officeooo:rsid="0035dfc3" officeooo:paragraph-rsid="0035dfc3" style:font-size-asian="10pt" style:font-style-asian="normal" style:font-weight-asian="normal" style:font-style-complex="italic" style:font-weight-complex="normal"/>
    </style:style>
    <style:style style:name="P51" style:family="paragraph" style:parent-style-name="Standard">
      <style:text-properties fo:font-variant="normal" fo:text-transform="none" fo:color="#a9b7c6" style:font-name="JetBrains Mono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52" style:family="paragraph" style:parent-style-name="Standard">
      <style:text-properties fo:font-variant="normal" fo:text-transform="none" fo:color="#808080" style:font-name="JetBrains Mono" fo:font-size="10pt" fo:letter-spacing="normal" fo:font-style="normal" style:text-underline-style="none" fo:font-weight="normal" officeooo:rsid="00399f1a" officeooo:paragraph-rsid="00399f1a" style:font-size-asian="10pt" style:font-style-asian="normal" style:font-weight-asian="normal" style:font-style-complex="italic" style:font-weight-complex="normal"/>
    </style:style>
    <style:style style:name="P53" style:family="paragraph" style:parent-style-name="Standard">
      <style:text-properties fo:font-variant="normal" fo:text-transform="none" fo:color="#c9211e" style:font-name="ui-monospace" fo:font-size="9pt" fo:letter-spacing="normal" fo:font-style="normal" style:text-underline-style="none" fo:font-weight="normal" officeooo:rsid="0031a739" officeooo:paragraph-rsid="0031a739"/>
    </style:style>
    <style:style style:name="P54" style:family="paragraph" style:parent-style-name="Standard">
      <style:text-properties fo:font-variant="normal" fo:text-transform="none" fo:color="#c9211e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55" style:family="paragraph" style:parent-style-name="Standard">
      <style:text-properties fo:font-variant="normal" fo:text-transform="none" fo:color="#c9211e" style:font-name="ui-monospace" fo:font-size="9pt" fo:letter-spacing="normal" fo:font-style="italic" style:text-underline-style="none" fo:font-weight="normal" officeooo:rsid="00345323" officeooo:paragraph-rsid="00345323" style:font-style-asian="italic" style:font-weight-asian="normal" style:font-style-complex="italic" style:font-weight-complex="normal"/>
    </style:style>
    <style:style style:name="P56" style:family="paragraph" style:parent-style-name="Standard">
      <style:text-properties officeooo:paragraph-rsid="0028bc3a"/>
    </style:style>
    <style:style style:name="P57" style:family="paragraph" style:parent-style-name="Standard">
      <style:text-properties fo:color="#c9211e" style:text-underline-style="none" officeooo:rsid="002f6df8" officeooo:paragraph-rsid="002f6df8"/>
    </style:style>
    <style:style style:name="P58" style:family="paragraph" style:parent-style-name="Standard">
      <style:text-properties fo:color="#c9211e" style:text-underline-style="none" officeooo:rsid="004925e9" officeooo:paragraph-rsid="004925e9"/>
    </style:style>
    <style:style style:name="P59" style:family="paragraph" style:parent-style-name="Standard">
      <style:text-properties fo:color="#2a6099" officeooo:rsid="0048d86c" officeooo:paragraph-rsid="0048d86c"/>
    </style:style>
    <style:style style:name="P60" style:family="paragraph" style:parent-style-name="Standard">
      <style:paragraph-properties fo:break-before="page"/>
      <style:text-properties style:text-underline-style="solid" style:text-underline-width="auto" style:text-underline-color="font-color" officeooo:rsid="00253fdd" officeooo:paragraph-rsid="00253fdd"/>
    </style:style>
    <style:style style:name="P61" style:family="paragraph" style:parent-style-name="Standard">
      <style:paragraph-properties fo:break-before="page"/>
      <style:text-properties style:text-underline-style="solid" style:text-underline-width="auto" style:text-underline-color="font-color" officeooo:rsid="0028bc3a" officeooo:paragraph-rsid="0028bc3a"/>
    </style:style>
    <style:style style:name="P62" style:family="paragraph" style:parent-style-name="Standard">
      <style:paragraph-properties fo:break-before="page"/>
      <style:text-properties style:text-underline-style="solid" style:text-underline-width="auto" style:text-underline-color="font-color" officeooo:rsid="002cceaa" officeooo:paragraph-rsid="002cceaa"/>
    </style:style>
    <style:style style:name="P63" style:family="paragraph" style:parent-style-name="Standard">
      <style:paragraph-properties fo:break-before="page"/>
      <style:text-properties style:text-underline-style="solid" style:text-underline-width="auto" style:text-underline-color="font-color" officeooo:rsid="002f6df8" officeooo:paragraph-rsid="002f6df8"/>
    </style:style>
    <style:style style:name="P64" style:family="paragraph" style:parent-style-name="Standard">
      <style:paragraph-properties fo:break-before="page"/>
      <style:text-properties style:text-underline-style="solid" style:text-underline-width="auto" style:text-underline-color="font-color" officeooo:rsid="003083e3" officeooo:paragraph-rsid="003083e3"/>
    </style:style>
    <style:style style:name="P65" style:family="paragraph" style:parent-style-name="Standard">
      <style:paragraph-properties fo:break-before="page"/>
      <style:text-properties officeooo:rsid="0026e81d" officeooo:paragraph-rsid="0026e81d"/>
    </style:style>
    <style:style style:name="P66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67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68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69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italic" style:text-underline-style="solid" style:text-underline-width="auto" style:text-underline-color="font-color" fo:font-weight="normal" officeooo:rsid="00426b79" officeooo:paragraph-rsid="00426b79" style:font-style-asian="italic" style:font-weight-asian="normal" style:font-style-complex="italic" style:font-weight-complex="normal"/>
    </style:style>
    <style:style style:name="P70" style:family="paragraph" style:parent-style-name="Standard">
      <style:paragraph-properties fo:break-before="page"/>
      <style:text-properties fo:font-variant="normal" fo:text-transform="none" fo:color="#a9b7c6" style:font-name="JetBrains Mono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71" style:family="paragraph" style:parent-style-name="Text_20_body">
      <style:text-properties officeooo:paragraph-rsid="0048d86c"/>
    </style:style>
    <style:style style:name="P72" style:family="paragraph" style:parent-style-name="Text_20_body">
      <style:text-properties style:text-underline-style="solid" style:text-underline-width="auto" style:text-underline-color="font-color" officeooo:rsid="0048d86c" officeooo:paragraph-rsid="0048d86c"/>
    </style:style>
    <style:style style:name="P73" style:family="paragraph" style:parent-style-name="Text_20_body">
      <style:text-properties style:text-underline-style="none" officeooo:rsid="0048d86c" officeooo:paragraph-rsid="0048d86c"/>
    </style:style>
    <style:style style:name="P74" style:family="paragraph" style:parent-style-name="Heading_20_1">
      <style:paragraph-properties fo:break-before="page"/>
      <style:text-properties officeooo:rsid="0048d86c" officeooo:paragraph-rsid="0048d86c"/>
    </style:style>
    <style:style style:name="P75" style:family="paragraph" style:parent-style-name="Standard" style:list-style-name="L1">
      <style:text-properties officeooo:rsid="001f79f9" officeooo:paragraph-rsid="001f79f9"/>
    </style:style>
    <style:style style:name="P76" style:family="paragraph" style:parent-style-name="Standard" style:list-style-name="L2">
      <style:text-properties officeooo:rsid="001f79f9" officeooo:paragraph-rsid="001f79f9"/>
    </style:style>
    <style:style style:name="P77" style:family="paragraph" style:parent-style-name="Standard" style:list-style-name="L2">
      <style:text-properties officeooo:rsid="0020a595" officeooo:paragraph-rsid="0020a595"/>
    </style:style>
    <style:style style:name="P78" style:family="paragraph" style:parent-style-name="Standard" style:list-style-name="L3">
      <style:text-properties officeooo:rsid="0020a595" officeooo:paragraph-rsid="0020a595"/>
    </style:style>
    <style:style style:name="P79" style:family="paragraph" style:parent-style-name="Standard" style:list-style-name="L2">
      <style:text-properties officeooo:rsid="002168f8" officeooo:paragraph-rsid="002168f8"/>
    </style:style>
    <style:style style:name="P80" style:family="paragraph" style:parent-style-name="Standard" style:list-style-name="L2">
      <style:text-properties officeooo:rsid="002435e6" officeooo:paragraph-rsid="002435e6"/>
    </style:style>
    <style:style style:name="P81" style:family="paragraph" style:parent-style-name="Standard" style:list-style-name="L2">
      <style:text-properties officeooo:rsid="0022e927" officeooo:paragraph-rsid="0022e927"/>
    </style:style>
    <style:style style:name="P82" style:family="paragraph" style:parent-style-name="Standard" style:list-style-name="L2">
      <style:text-properties officeooo:rsid="002481a3" officeooo:paragraph-rsid="002481a3"/>
    </style:style>
    <style:style style:name="P83" style:family="paragraph" style:parent-style-name="Standard" style:list-style-name="L4">
      <style:text-properties officeooo:rsid="002f6df8" officeooo:paragraph-rsid="002f6df8"/>
    </style:style>
    <style:style style:name="P84" style:family="paragraph" style:parent-style-name="Standard" style:list-style-name="L4">
      <style:text-properties style:text-underline-style="none" officeooo:rsid="002f6df8" officeooo:paragraph-rsid="002f6df8"/>
    </style:style>
    <style:style style:name="P85" style:family="paragraph" style:parent-style-name="Standard" style:list-style-name="L5">
      <style:text-properties style:text-underline-style="none" officeooo:rsid="002fd717" officeooo:paragraph-rsid="002fd717"/>
    </style:style>
    <style:style style:name="P86" style:family="paragraph" style:parent-style-name="Standard" style:list-style-name="L5">
      <style:text-properties officeooo:rsid="002fd717" officeooo:paragraph-rsid="002fd717"/>
    </style:style>
    <style:style style:name="P87" style:family="paragraph" style:parent-style-name="Standard" style:list-style-name="L6">
      <style:text-properties fo:font-variant="normal" fo:text-transform="none" fo:color="#24292f" style:font-name="ui-monospace" fo:font-size="9pt" fo:letter-spacing="normal" fo:font-style="normal" fo:font-weight="normal" officeooo:paragraph-rsid="003083e3"/>
    </style:style>
    <style:style style:name="P88" style:family="paragraph" style:parent-style-name="Standard" style:list-style-name="L6">
      <style:text-properties fo:font-variant="normal" fo:text-transform="none" fo:color="#24292f" style:font-name="ui-monospace" fo:font-size="9pt" fo:letter-spacing="normal" fo:font-style="normal" fo:font-weight="normal" officeooo:rsid="003126bd" officeooo:paragraph-rsid="003126bd"/>
    </style:style>
    <style:style style:name="P89" style:family="paragraph" style:parent-style-name="Standard">
      <style:text-properties fo:color="#2a6099" style:font-name="JetBrains Mono" fo:font-size="10pt" fo:font-style="normal" fo:font-weight="normal" officeooo:rsid="0048d86c" officeooo:paragraph-rsid="0048d86c" style:font-size-asian="10pt" style:font-style-asian="normal" style:font-weight-asian="normal"/>
    </style:style>
    <style:style style:name="P90" style:family="paragraph" style:parent-style-name="Standard">
      <style:text-properties fo:color="#2a6099" style:font-name="JetBrains Mono" fo:font-size="10pt" fo:font-style="normal" fo:font-weight="normal" officeooo:rsid="004925e9" officeooo:paragraph-rsid="0048d86c" style:font-size-asian="10pt" style:font-style-asian="normal" style:font-weight-asian="normal"/>
    </style:style>
    <style:style style:name="P91" style:family="paragraph" style:parent-style-name="Standard">
      <style:text-properties fo:color="#000000" style:font-name="JetBrains Mono" fo:font-size="10pt" fo:font-style="normal" fo:font-weight="normal" officeooo:rsid="0048d86c" officeooo:paragraph-rsid="0048d86c" style:font-size-asian="10pt" style:font-style-asian="normal" style:font-weight-asian="normal"/>
    </style:style>
    <style:style style:name="P92" style:family="paragraph" style:parent-style-name="Standard">
      <style:text-properties fo:color="#000000" style:font-name="JetBrains Mono" fo:font-size="10pt" fo:font-style="normal" style:text-underline-style="none" fo:font-weight="normal" officeooo:rsid="004925e9" officeooo:paragraph-rsid="004925e9" style:font-size-asian="10pt" style:font-style-asian="normal" style:font-weight-asian="normal"/>
    </style:style>
    <style:style style:name="P93" style:family="paragraph" style:parent-style-name="Standard">
      <style:text-properties fo:color="#00a933" style:font-name="JetBrains Mono" fo:font-size="10pt" fo:font-style="normal" style:text-underline-style="none" fo:font-weight="normal" officeooo:rsid="004925e9" officeooo:paragraph-rsid="004925e9" style:font-size-asian="10pt" style:font-style-asian="normal" style:font-weight-asian="normal"/>
    </style:style>
    <style:style style:name="P94" style:family="paragraph" style:parent-style-name="Standard">
      <style:text-properties fo:color="#c9211e" style:font-name="JetBrains Mono" fo:font-size="10pt" fo:font-style="normal" style:text-underline-style="none" fo:font-weight="normal" officeooo:rsid="004925e9" officeooo:paragraph-rsid="004925e9" style:font-size-asian="10pt" style:font-style-asian="normal" style:font-weight-asian="normal"/>
    </style:style>
    <style:style style:name="P95" style:family="paragraph" style:parent-style-name="Standard">
      <style:text-properties fo:color="#a9b7c6" style:font-name="JetBrains Mono" fo:font-size="10pt" fo:font-style="normal" style:text-underline-style="none" fo:font-weight="normal" officeooo:rsid="004925e9" officeooo:paragraph-rsid="004925e9" style:font-size-asian="10pt" style:font-style-asian="normal" style:font-weight-asian="normal"/>
    </style:style>
    <style:style style:name="P96" style:family="paragraph" style:parent-style-name="Standard">
      <style:text-properties fo:color="#a9b7c6" style:font-name="JetBrains Mono" fo:font-size="10pt" fo:font-style="normal" style:text-underline-style="none" fo:font-weight="bold" officeooo:rsid="004b1d3d" officeooo:paragraph-rsid="004b1d3d" style:font-size-asian="10pt" style:font-style-asian="normal" style:font-weight-asian="bold" style:font-weight-complex="bold"/>
    </style:style>
    <style:style style:name="P97" style:family="paragraph" style:parent-style-name="Standard">
      <style:text-properties fo:color="#a9b7c6" style:font-name="JetBrains Mono" fo:font-size="10pt" fo:font-style="normal" style:text-underline-style="none" fo:font-weight="bold" officeooo:rsid="004925e9" officeooo:paragraph-rsid="004925e9" style:font-size-asian="10pt" style:font-style-asian="normal" style:font-weight-asian="bold" style:font-weight-complex="bold"/>
    </style:style>
    <style:style style:name="P98" style:family="paragraph" style:parent-style-name="Standard" style:list-style-name="L5">
      <style:paragraph-properties fo:break-before="page"/>
      <style:text-properties style:text-underline-style="none" officeooo:rsid="002fd717" officeooo:paragraph-rsid="002fd717"/>
    </style:style>
    <style:style style:name="P99" style:family="paragraph" style:parent-style-name="Standard">
      <style:paragraph-properties fo:break-before="page"/>
      <style:text-properties fo:color="#a9b7c6" style:font-name="JetBrains Mono" fo:font-size="10pt" fo:font-style="normal" style:text-underline-style="none" fo:font-weight="normal" officeooo:rsid="004925e9" officeooo:paragraph-rsid="004925e9" style:font-size-asian="10pt" style:font-style-asian="normal" style:font-weight-asian="normal"/>
    </style:style>
    <style:style style:name="P100" style:family="paragraph" style:parent-style-name="Text_20_body">
      <style:text-properties fo:color="#a9b7c6" style:font-name="JetBrains Mono" fo:font-size="10pt" fo:font-style="normal" fo:font-weight="normal" officeooo:paragraph-rsid="0048d86c" style:font-size-asian="10pt" style:font-style-asian="normal" style:font-weight-asian="normal"/>
    </style:style>
    <style:style style:name="P101" style:family="paragraph" style:parent-style-name="Text_20_body">
      <style:text-properties fo:color="#000000" style:font-name="JetBrains Mono" fo:font-size="10pt" fo:font-style="normal" fo:font-weight="normal" officeooo:rsid="0048d86c" officeooo:paragraph-rsid="0048d86c" style:font-size-asian="10pt" style:font-style-asian="normal" style:font-weight-asian="normal"/>
    </style:style>
    <style:style style:name="P102" style:family="paragraph" style:parent-style-name="Text_20_body">
      <style:text-properties officeooo:paragraph-rsid="0048d86c"/>
    </style:style>
    <style:style style:name="P103" style:family="paragraph" style:parent-style-name="Text_20_body">
      <style:text-properties officeooo:rsid="004c31cc" officeooo:paragraph-rsid="004c31cc"/>
    </style:style>
    <style:style style:name="P104" style:family="paragraph">
      <style:paragraph-properties style:text-autospace="none"/>
    </style:style>
    <style:style style:name="P105" style:family="paragraph">
      <loext:graphic-properties draw:fill="none" draw:fill-color="#ffffff"/>
      <style:paragraph-properties style:text-autospace="none" style:writing-mode="lr-tb"/>
      <style:text-properties fo:color="#000000" fo:font-size="12pt"/>
    </style:style>
    <style:style style:name="P106" style:family="paragraph">
      <loext:graphic-properties draw:fill="none" draw:fill-color="#ffffff"/>
      <style:paragraph-properties style:text-autospace="none" style:writing-mode="lr-tb"/>
      <style:text-properties fo:font-size="12pt"/>
    </style:style>
    <style:style style:name="P107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20a595"/>
    </style:style>
    <style:style style:name="T2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cc7832" style:font-name="JetBrains Mono" fo:font-size="10pt" fo:font-style="normal" style:text-underline-style="none" fo:font-weight="normal" officeooo:rsid="002f6df8" style:font-size-asian="10pt" style:font-style-asian="normal" style:font-weight-asian="normal"/>
    </style:style>
    <style:style style:name="T4" style:family="text">
      <style:text-properties fo:color="#cc7832" style:font-name="JetBrains Mono" fo:font-size="10pt" fo:font-style="normal" style:font-size-asian="10pt" style:font-style-asian="normal"/>
    </style:style>
    <style:style style:name="T5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a9b7c6" style:font-name="JetBrains Mono" fo:font-size="10pt" fo:font-style="normal" style:font-size-asian="10pt" style:font-style-asian="normal"/>
    </style:style>
    <style:style style:name="T7" style:family="text">
      <style:text-properties fo:color="#a9b7c6" style:font-name="JetBrains Mono" fo:font-size="10pt" style:font-size-asian="10pt"/>
    </style:style>
    <style:style style:name="T8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bbb529" style:font-name="JetBrains Mono" fo:font-size="10pt" fo:font-style="normal" style:font-size-asian="10pt" style:font-style-asian="normal"/>
    </style:style>
    <style:style style:name="T10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808080" style:font-name="JetBrains Mono" fo:font-size="10pt" fo:font-style="normal" style:font-size-asian="10pt" style:font-style-asian="normal"/>
    </style:style>
    <style:style style:name="T12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ffc66d" style:font-name="JetBrains Mono" fo:font-size="10pt" fo:font-style="normal" style:font-size-asian="10pt" style:font-style-asian="normal"/>
    </style:style>
    <style:style style:name="T14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6a8759" style:font-name="JetBrains Mono" fo:font-size="10pt" fo:font-style="normal" style:font-size-asian="10pt" style:font-style-asian="normal"/>
    </style:style>
    <style:style style:name="T16" style:family="text">
      <style:text-properties officeooo:rsid="0026e81d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fo:font-style="italic" style:text-underline-style="none" officeooo:rsid="0029a577" style:font-style-asian="italic" style:font-style-complex="italic"/>
    </style:style>
    <style:style style:name="T19" style:family="text">
      <style:text-properties fo:font-style="italic" style:text-underline-style="none" officeooo:rsid="003083e3" style:font-style-asian="italic" style:font-style-complex="italic"/>
    </style:style>
    <style:style style:name="T20" style:family="text">
      <style:text-properties fo:font-style="italic" style:text-underline-style="none" officeooo:rsid="0028bc3a" style:font-style-asian="italic" style:font-style-complex="italic"/>
    </style:style>
    <style:style style:name="T21" style:family="text">
      <style:text-properties fo:font-style="italic" style:text-underline-style="none" officeooo:rsid="003b5cd9" style:font-style-asian="italic" style:font-style-complex="italic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2f6df8"/>
    </style:style>
    <style:style style:name="T24" style:family="text">
      <style:text-properties style:text-underline-style="none" officeooo:rsid="0048d86c"/>
    </style:style>
    <style:style style:name="T25" style:family="text">
      <style:text-properties fo:font-variant="normal" fo:text-transform="none" style:font-name="ui-monospace" fo:font-size="9pt" fo:letter-spacing="normal" fo:font-style="normal" fo:font-weight="normal"/>
    </style:style>
    <style:style style:name="T26" style:family="text">
      <style:text-properties fo:font-variant="normal" fo:text-transform="none" fo:color="#24292f" style:font-name="ui-monospace" fo:font-size="9pt" fo:letter-spacing="normal" fo:font-style="normal" fo:font-weight="normal"/>
    </style:style>
    <style:style style:name="T27" style:family="text">
      <style:text-properties fo:color="#9876aa" style:font-name="JetBrains Mono" fo:font-size="10pt" fo:font-style="normal" style:font-size-asian="10pt" style:font-style-asian="normal"/>
    </style:style>
    <style:style style:name="T28" style:family="text">
      <style:text-properties fo:color="#9876aa" style:font-name="JetBrains Mono" fo:font-size="10pt" style:font-size-asian="10pt"/>
    </style:style>
    <style:style style:name="T29" style:family="text">
      <style:text-properties officeooo:rsid="003cc727"/>
    </style:style>
    <style:style style:name="T30" style:family="text">
      <style:text-properties officeooo:rsid="003e526f"/>
    </style:style>
    <style:style style:name="T31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style:font-name="JetBrains Mono" fo:font-size="10pt" fo:font-style="normal" fo:font-weight="normal" officeooo:rsid="004925e9" style:font-size-asian="10pt" style:font-style-asian="normal" style:font-weight-asian="normal"/>
    </style:style>
    <style:style style:name="T33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color="#000000" style:font-name="JetBrains Mono" fo:font-size="10pt" fo:font-style="normal" fo:font-weight="normal" officeooo:rsid="0048d86c" style:font-size-asian="10pt" style:font-style-asian="normal" style:font-weight-asian="normal"/>
    </style:style>
    <style:style style:name="T35" style:family="text">
      <style:text-properties officeooo:rsid="004925e9"/>
    </style:style>
    <style:style style:name="T36" style:family="text">
      <style:text-properties officeooo:rsid="004c31cc"/>
    </style:style>
    <style:style style:name="T37" style:family="text">
      <style:text-properties fo:color="#000000" style:font-name="JetBrains Mono1" fo:font-size="10pt" style:font-name-asian="JetBrains Mono1" style:font-size-asian="10pt" style:font-name-complex="JetBrains Mono1" style:font-size-complex="10pt"/>
    </style:style>
    <style:style style:name="T38" style:family="text">
      <style:text-properties fo:color="#cc7832" style:font-name="JetBrains Mono1" fo:font-size="10pt" style:font-name-asian="JetBrains Mono1" style:font-size-asian="10pt" style:font-name-complex="JetBrains Mono1" style:font-size-complex="10pt"/>
    </style:style>
    <style:style style:name="T39" style:family="text">
      <style:text-properties fo:color="#a9b7c6" style:font-name="JetBrains Mono1" fo:font-size="10pt" style:font-name-asian="JetBrains Mono1" style:font-size-asian="10pt" style:font-name-complex="JetBrains Mono1" style:font-size-complex="10pt"/>
    </style:style>
    <style:style style:name="T40" style:family="text">
      <style:text-properties fo:color="#bbb529" style:font-name="JetBrains Mono1" fo:font-size="10pt" style:font-name-asian="JetBrains Mono1" style:font-size-asian="10pt" style:font-name-complex="JetBrains Mono1" style:font-size-complex="10pt"/>
    </style:style>
    <style:style style:name="T41" style:family="text">
      <style:text-properties fo:color="#6a8759" style:font-name="JetBrains Mono1" fo:font-size="10pt" style:font-name-asian="JetBrains Mono1" style:font-size-asian="10pt" style:font-name-complex="JetBrains Mono1" style:font-size-complex="10pt"/>
    </style:style>
    <style:style style:name="T42" style:family="text">
      <style:text-properties fo:color="#ffc66d" style:font-name="JetBrains Mono1" fo:font-size="10pt" style:font-name-asian="JetBrains Mono1" style:font-size-asian="10pt" style:font-name-complex="JetBrains Mono1" style:font-size-complex="10pt"/>
    </style:style>
    <style:style style:name="T43" style:family="text">
      <style:text-properties fo:color="#9876aa" style:font-name="JetBrains Mono1" fo:font-size="10pt" style:font-name-asian="JetBrains Mono1" style:font-size-asian="10pt" style:font-name-complex="JetBrains Mono1" style:font-size-complex="10pt"/>
    </style:style>
    <style:style style:name="T44" style:family="text">
      <style:text-properties fo:color="#808080" style:font-name="JetBrains Mono1" fo:font-size="10pt" style:font-name-asian="JetBrains Mono1" style:font-size-asian="10pt" style:font-name-complex="JetBrains Mono1" style:font-size-complex="10pt"/>
    </style:style>
    <style:style style:name="T45" style:family="text">
      <style:text-properties fo:color="#a9b7c6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46" style:family="text">
      <style:text-properties fo:color="#9876aa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47" style:family="text">
      <style:text-properties fo:color="#a9b7c6"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5.345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5.7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6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8.3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21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8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4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2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1.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9.4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0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4.9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5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8.6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6.1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11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11.5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5.8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9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7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10.6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8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7.1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11309757" text:style-name="L1">
        <text:list-item>
          <text:p text:style-name="P75">What I did</text:p>
        </text:list-item>
      </text:list>
      <text:p text:style-name="P1"/>
      <text:list xml:id="list3661310813" text:style-name="L2">
        <text:list-item>
          <text:p text:style-name="P76">Forked repostitory start from Spring guru. (Could create own with only a READMe.md)</text:p>
        </text:list-item>
        <text:list-item>
          <text:p text:style-name="P76">open IntelliJ → file→ new project → from version control → from workDirectory\sfg-di (created new directory sfg-di)</text:p>
        </text:list-item>
        <text:list-item>
          <text:p text:style-name="P76">created spring boot initiual project from <text:a xlink:type="simple" xlink:href="https://start.spring.io/" text:style-name="Internet_20_link" text:visited-style-name="Visited_20_Internet_20_Link">https://start.spring.io/</text:a></text:p>
        </text:list-item>
        <text:list-item>
          <text:p text:style-name="P76"><draw:frame draw:style-name="fr5" draw:name="Image1" text:anchor-type="char" svg:width="16.365cm" svg:height="7.8cm" draw:z-index="0"><draw:image xlink:href="Pictures/10000201000005EF000002D472FE03D76C1F195C.png" xlink:type="simple" xlink:show="embed" xlink:actuate="onLoad" loext:mime-type="image/png"/></draw:frame><text:s/>No Dependencies added</text:p>
        </text:list-item>
        <text:list-item>
          <text:p text:style-name="P77">add and commit work to master branch</text:p>
          <text:p text:style-name="P77"><text:s text:c="16"/>git add .</text:p>
          <text:p text:style-name="P77"><text:tab/> <text:s text:c="3"/>git comit -m "add spring depency project"</text:p>
        </text:list-item>
        <text:list-item>
          <text:p text:style-name="P77">create new branch add-spring-project</text:p>
        </text:list-item>
      </text:list>
      <text:p text:style-name="P2"><text:tab/><text:tab/>git switch -c add-spring-project</text:p>
      <text:list xml:id="list190701583" text:style-name="L3">
        <text:list-header>
          <text:p text:style-name="P78"/>
        </text:list-header>
      </text:list>
      <text:p text:style-name="P2"><text:s text:c="11"/></text:p>
      <text:list xml:id="list61248465235485" text:continue-list="list3661310813" text:style-name="L2">
        <text:list-item>
          <text:p text:style-name="P76">extract the contends and drag and dop the files to the pr<text:span text:style-name="T1">o</text:span>ject directory</text:p>
          <text:p text:style-name="P77"/>
        </text:list-item>
        <text:list-item>
          <text:p text:style-name="P79">open pom, right click in text área and select “add as maven project”</text:p>
        </text:list-item>
        <text:list-item>
          <text:p text:style-name="P80">set up the JDK in file→ project structure</text:p>
        </text:list-item>
        <text:list-item>
          <text:p text:style-name="P81">run “verify” on the project</text:p>
        </text:list-item>
        <text:list-item>
          <text:p text:style-name="P82">Add and commit work to branch and push to gitHub</text:p>
        </text:list-item>
      </text:list>
      <text:p text:style-name="P3"><text:s text:c="14"/>git commit -am "add spring project"</text:p>
      <text:p text:style-name="P3"><text:s text:c="14"/>git push add-spring-project</text:p>
      <text:p text:style-name="P3"/>
      <text:p text:style-name="P3"/>
      <text:p text:style-name="P60">Lesson 32 The Spring Context</text:p>
      <text:p text:style-name="P5"/>
      <text:p text:style-name="P12">Here one makes use of the Spring <text:s/>context.</text:p>
      <text:p text:style-name="P12">It give one components (Objects – Spring Beans) that one uses.</text:p>
      <text:p text:style-name="P12">We ask the Spring context, our application, for a reference to those objects.</text:p>
      <text:p text:style-name="P12">Here we will create a Spring controller and then ask the context for a reference to this</text:p>
      <text:p text:style-name="P12">Spring managed Object (Spring Bean)</text:p>
      <text:p text:style-name="P12"/>
      <text:p text:style-name="P21"><draw:frame text:anchor-type="paragraph" draw:z-index="1" draw:name="Shape1" draw:style-name="gr26" draw:text-style-name="P107" svg:width="11.792cm" svg:height="7.129cm" svg:x="0.496cm" svg:y="0.328cm"><draw:text-box><text:p text:style-name="P104"><text:span text:style-name="T38">package </text:span><text:span text:style-name="T39">guru.springframework.sfgdi.controllers</text:span><text:span text:style-name="T38">;</text:span><text:span text:style-name="T38"><text:line-break/></text:span><text:span text:style-name="T38"><text:line-break/></text:span><text:span text:style-name="T38">import </text:span><text:span text:style-name="T39">org.springframework.stereotype.</text:span><text:span text:style-name="T40">Controller</text:span><text:span text:style-name="T38">;</text:span><text:span text:style-name="T38"><text:line-break/></text:span><text:span text:style-name="T38"><text:line-break/></text:span><text:span text:style-name="T44">// add as Spring managed controller</text:span><text:span text:style-name="T44"><text:line-break/></text:span><text:span text:style-name="T40">@Controller</text:span><text:span text:style-name="T40"><text:line-break/></text:span><text:span text:style-name="T38">public class </text:span><text:span text:style-name="T39">MyController {</text:span><text:span text:style-name="T39"><text:line-break/></text:span><text:span text:style-name="T39"><text:line-break/></text:span><text:span text:style-name="T39"> <text:s text:c="3"/></text:span><text:span text:style-name="T38">public </text:span><text:span text:style-name="T39">String </text:span><text:span text:style-name="T42">sayHello</text:span><text:span text:style-name="T39">(){</text:span><text:span text:style-name="T39"><text:line-break/></text:span><text:span text:style-name="T39"> <text:s text:c="7"/>System.</text:span><text:span text:style-name="T46">out</text:span><text:span text:style-name="T39">.println(</text:span><text:span text:style-name="T41">"Hello world!!"</text:span><text:span text:style-name="T39">)</text:span><text:span text:style-name="T38">;</text:span><text:span text:style-name="T38"><text:line-break/></text:span><text:span text:style-name="T38"> <text:s text:c="7"/>return </text:span><text:span text:style-name="T41">"Hi folks!!!"</text:span><text:span text:style-name="T38">;</text:span><text:span text:style-name="T38"><text:line-break/></text:span><text:span text:style-name="T38"> <text:s text:c="3"/></text:span><text:span text:style-name="T39">}</text:span><text:span text:style-name="T39"><text:line-break/></text:span><text:span text:style-name="T39">}</text:span></text:p></draw:text-box></draw:frame></text:p>
      <text:p text:style-name="P12"/>
      <text:p text:style-name="P12"/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4"/><text:span text:style-name="T16">In The application main class</text:span></text:p>
      <text:p text:style-name="P4"><draw:frame text:anchor-type="paragraph" draw:z-index="2" draw:name="Shape2" draw:style-name="gr4" draw:text-style-name="P107" svg:width="17.777cm" svg:height="6.167cm" svg:x="0.661cm" svg:y="0.413cm"><draw:text-box><text:p text:style-name="P104"><text:span text:style-name="T38">public static void </text:span><text:span text:style-name="T42">main</text:span><text:span text:style-name="T39">(String[] args) {</text:span><text:span text:style-name="T39"><text:line-break/></text:span><text:span text:style-name="T39"><text:line-break/></text:span><text:span text:style-name="T39"><text:tab/></text:span><text:span text:style-name="T44">//SpringApplication.run(SfgDiApplication.class, args);</text:span><text:span text:style-name="T44"><text:line-break/></text:span><text:span text:style-name="T44"><text:tab/></text:span><text:span text:style-name="T44">// return a context from the application</text:span><text:span text:style-name="T44"><text:line-break/></text:span><text:span text:style-name="T44"><text:tab/></text:span><text:span text:style-name="T39">ApplicationContext ctx = SpringApplication.</text:span><text:span text:style-name="T45">run</text:span><text:span text:style-name="T39">(SfgDiApplication.</text:span><text:span text:style-name="T38">class, </text:span><text:span text:style-name="T39">args)</text:span><text:span text:style-name="T38">;</text:span><text:span text:style-name="T38"><text:line-break/></text:span><text:span text:style-name="T38"> <text:s text:c="3"/></text:span><text:span text:style-name="T44">/*</text:span><text:span text:style-name="T44"><text:line-break/></text:span><text:span text:style-name="T44"> <text:s text:c="6"/>return a reference to the controller from the context</text:span><text:span text:style-name="T44"><text:line-break/></text:span><text:span text:style-name="T44"> <text:s text:c="6"/>by default the name is the same, but starts with lowercase</text:span><text:span text:style-name="T44"><text:line-break/></text:span><text:span text:style-name="T44"> <text:s text:c="6"/>Must cast as it's an Object type returned</text:span><text:span text:style-name="T44"><text:line-break/></text:span><text:span text:style-name="T44"> <text:s text:c="4"/>*/</text:span><text:span text:style-name="T44"><text:line-break/></text:span><text:span text:style-name="T44"><text:tab/></text:span><text:span text:style-name="T39">MyController myController = </text:span><text:span text:style-name="T39">(MyController)ctx.getBean(</text:span><text:span text:style-name="T41">"myController"</text:span><text:span text:style-name="T39">)</text:span><text:span text:style-name="T38">;</text:span><text:span text:style-name="T38"><text:line-break/></text:span><text:span text:style-name="T38"><text:line-break/></text:span><text:span text:style-name="T38"><text:tab/></text:span><text:span text:style-name="T39">String greeting = myController.sayHello()</text:span><text:span text:style-name="T38">;</text:span><text:span text:style-name="T38"><text:line-break/></text:span><text:span text:style-name="T38"><text:tab/></text:span><text:span text:style-name="T39">System.</text:span><text:span text:style-name="T46">out</text:span><text:span text:style-name="T39">.println(greeting)</text:span><text:span text:style-name="T38">;</text:span><text:span text:style-name="T38"><text:line-break/></text:span><text:span text:style-name="T39">}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3"/></text:p>
      <text:p text:style-name="P20">outputs</text:p>
      <text:p text:style-name="P20"><draw:frame text:anchor-type="paragraph" draw:z-index="3" draw:name="Shape3" draw:style-name="gr25" draw:text-style-name="P107" svg:width="5.028cm" svg:height="1.654cm" svg:x="-0.116cm" svg:y="0.363cm"><draw:text-box><text:p>Hello world!!</text:p><text:p>Hi folks!!!</text:p></draw:text-box></draw:frame><text:s/></text:p>
      <text:p text:style-name="P20"/>
      <text:p text:style-name="P20"/>
      <text:p text:style-name="P20"/>
      <text:p text:style-name="P20"/>
      <text:p text:style-name="P20"/>
      <text:p text:style-name="P61">Lesson 34 Dependency Injection without Spring</text:p>
      <text:p text:style-name="P6"/>
      <text:p text:style-name="P24">see the pdf at /Courses/UdemyCourses/SpringFramework5_Beginner_to_Guru/Section3_DependencyInjectionWithSpring/BasicsOfDepInjectionS5.pdf on this topic as well.</text:p>
      <text:p text:style-name="P24"/>
      <text:p text:style-name="P24">• DI can be done with Concrete Classes or with Interfaces</text:p>
      <text:p text:style-name="P24">• Generally DI with Concrete Classes should be avoided</text:p>
      <text:p text:style-name="P24">• DI via Interfaces is highly preferred</text:p>
      <text:p text:style-name="P24">• Allows runtime to decide implementation to inject</text:p>
      <text:p text:style-name="P56"><text:span text:style-name="T20">• Follows Interface Segregation Principle of SOLID →</text:span><text:span text:style-name="T21"> </text:span><text:a xlink:type="simple" xlink:href="https://youtu.be/M6rwl_AZPJg" text:style-name="Internet_20_link" text:visited-style-name="Visited_20_Internet_20_Link"><text:s/>Master Interface Segregation Principle ISP</text:a></text:p>
      <text:p text:style-name="P24">• Also, makes your code more testable - mocking becomes trivial</text:p>
      <text:p text:style-name="P24"/>
      <text:p text:style-name="P22"><text:span text:style-name="T17">Here He s</text:span><text:span text:style-name="T18">h</text:span><text:span text:style-name="T17">ows three different ways of dependency injection, and the prefered meth</text:span><text:span text:style-name="T18">o</text:span><text:span text:style-name="T17">d in via a constructor.</text:span></text:p>
      <text:p text:style-name="P24"/>
      <text:p text:style-name="P24"/>
      <text:p text:style-name="P22"><text:span text:style-name="T2">package </text:span><text:span text:style-name="T5">guru.springframework.sfgdi.services</text:span><text:span text:style-name="T2">;</text:span><text:line-break/><text:line-break/><text:span text:style-name="T2">public interface </text:span><text:span text:style-name="T5">GreetingService {</text:span><text:line-break/><text:line-break/><text:span text:style-name="T5"> <text:s text:c="3"/>String </text:span><text:span text:style-name="T12">sayGreeting</text:span><text:span text:style-name="T5">()</text:span><text:span text:style-name="T2">;</text:span><text:line-break/><text:span text:style-name="T5">}</text:span></text:p>
      <text:p text:style-name="P22"/>
      <text:p text:style-name="P22"/>
      <text:p text:style-name="P22"><text:span text:style-name="T2">package </text:span><text:span text:style-name="T5">guru.springframework.sfgdi.services</text:span><text:span text:style-name="T2">;</text:span><text:line-break/><text:line-break/><text:span text:style-name="T2">public class </text:span><text:span text:style-name="T5">GreetingServiceImpl </text:span><text:span text:style-name="T2">implements </text:span><text:span text:style-name="T5">GreetingService{</text:span><text:line-break/><text:span text:style-name="T5"> <text:s text:c="3"/></text:span><text:span text:style-name="T8">@Override</text:span><text:line-break/><text:span text:style-name="T8"> <text:s text:c="3"/></text:span><text:span text:style-name="T2">public </text:span><text:span text:style-name="T5">String </text:span><text:span text:style-name="T12">sayGreeting</text:span><text:span text:style-name="T5">() {</text:span><text:line-break/><text:span text:style-name="T5"> <text:s text:c="7"/></text:span><text:span text:style-name="T2">return </text:span><text:span text:style-name="T14">"Hello world"</text:span><text:span text:style-name="T2">;</text:span><text:line-break/><text:span text:style-name="T2"> <text:s text:c="3"/></text:span><text:span text:style-name="T5">}</text:span><text:line-break/><text:span text:style-name="T5">}</text:span><text:line-break/></text:p>
      <text:p text:style-name="P22"/>
      <text:p text:style-name="P7">Dependency injection via properties</text:p>
      <text:p text:style-name="P7"/>
      <text:p text:style-name="P13">• By class properties - least preferred</text:p>
      <text:p text:style-name="P13">• Can be public or private properties</text:p>
      <text:p text:style-name="P13">• Using private properties is EVIL</text:p>
      <text:p text:style-name="P13">• Spring can use reflection to set private properties</text:p>
      <text:p text:style-name="P13">• “Works” but is slow &amp; makes testing difficult</text:p>
      <text:p text:style-name="P13"/>
      <text:p text:style-name="P13"><draw:frame text:anchor-type="paragraph" draw:z-index="4" draw:name="Shape4" draw:style-name="gr24" draw:text-style-name="P107" svg:width="11.56cm" svg:height="5.345cm" svg:x="-0.083cm" svg:y="0.159cm"><draw:text-box><text:p text:style-name="P104"><text:span text:style-name="T38">package </text:span><text:span text:style-name="T39">guru.springframework.sfgdi.controllers</text:span><text:span text:style-name="T38">;</text:span><text:span text:style-name="T38"><text:line-break/></text:span><text:span text:style-name="T38"><text:line-break/></text:span><text:span text:style-name="T38">import </text:span><text:span text:style-name="T39">guru.springframework.sfgdi.services.GreetingService</text:span><text:span text:style-name="T38">;</text:span><text:span text:style-name="T38"><text:line-break/></text:span><text:span text:style-name="T38"><text:line-break/></text:span><text:span text:style-name="T38">public class </text:span><text:span text:style-name="T39">PropertyInjectionController {</text:span><text:span text:style-name="T39"><text:line-break/></text:span><text:span text:style-name="T39"><text:line-break/></text:span><text:span text:style-name="T39"> <text:s text:c="3"/></text:span><text:span text:style-name="T38">public </text:span><text:span text:style-name="T39">GreetingService </text:span><text:span text:style-name="T43">greetingService</text:span><text:span text:style-name="T38">;</text:span><text:span text:style-name="T38"><text:line-break/></text:span><text:span text:style-name="T38"><text:line-break/></text:span><text:span text:style-name="T38"> <text:s text:c="3"/>public </text:span><text:span text:style-name="T39">String </text:span><text:span text:style-name="T42">getGreeting</text:span><text:span text:style-name="T39">(){</text:span><text:span text:style-name="T39"><text:line-break/></text:span><text:span text:style-name="T39"> <text:s text:c="6"/></text:span><text:span text:style-name="T38">return </text:span><text:span text:style-name="T43">greetingService</text:span><text:span text:style-name="T39">.sayGreeting()</text:span><text:span text:style-name="T38">;</text:span><text:span text:style-name="T38"><text:line-break/></text:span><text:span text:style-name="T38"> <text:s text:c="3"/></text:span><text:span text:style-name="T39">}</text:span><text:span text:style-name="T39"><text:line-break/></text:span><text:span text:style-name="T39">}</text:span><text:span text:style-name="T39"><text:line-break/></text:span><text:span text:style-name="T39"/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</text:p>
      <text:p text:style-name="P14"/>
      <text:p text:style-name="P14"/>
      <text:p text:style-name="P13"><draw:frame text:anchor-type="paragraph" draw:z-index="5" draw:name="Shape5" draw:style-name="gr12" draw:text-style-name="P107" svg:width="13.644cm" svg:height="10.277cm" svg:x="-0.101cm" svg:y="0.286cm"><draw:text-box><text:p text:style-name="P104"><text:span text:style-name="T38">package </text:span><text:span text:style-name="T39">guru.springframework.sfgdi.controllers</text:span><text:span text:style-name="T38">;</text:span><text:span text:style-name="T38"><text:line-break/></text:span><text:span text:style-name="T38"><text:line-break/></text:span><text:span text:style-name="T38">import </text:span><text:span text:style-name="T39">guru.springframework.sfgdi.services.GreetingServiceImpl</text:span><text:span text:style-name="T38">;</text:span><text:span text:style-name="T38"><text:line-break/></text:span><text:span text:style-name="T38">import </text:span><text:span text:style-name="T39">org.junit.jupiter.api.</text:span><text:span text:style-name="T40">BeforeEach</text:span><text:span text:style-name="T38">;</text:span><text:span text:style-name="T38"><text:line-break/></text:span><text:span text:style-name="T38">import </text:span><text:span text:style-name="T39">org.junit.jupiter.api.</text:span><text:span text:style-name="T40">Test</text:span><text:span text:style-name="T38">;</text:span><text:span text:style-name="T38"><text:line-break/></text:span><text:span text:style-name="T38"><text:line-break/></text:span><text:span text:style-name="T38">import static </text:span><text:span text:style-name="T39">org.junit.jupiter.api.Assertions.*</text:span><text:span text:style-name="T38">;</text:span><text:span text:style-name="T38"><text:line-break/></text:span><text:span text:style-name="T38"><text:line-break/></text:span><text:span text:style-name="T38">class </text:span><text:span text:style-name="T39">PropertyInjectionControllerTest {</text:span><text:span text:style-name="T39"><text:line-break/></text:span><text:span text:style-name="T39"> <text:s text:c="3"/>PropertyInjectionController </text:span><text:span text:style-name="T43">controller</text:span><text:span text:style-name="T38">;</text:span><text:span text:style-name="T38"><text:line-break/></text:span><text:span text:style-name="T38"> <text:s text:c="3"/></text:span><text:span text:style-name="T40">@BeforeEach</text:span><text:span text:style-name="T40"><text:line-break/></text:span><text:span text:style-name="T40"> <text:s text:c="3"/></text:span><text:span text:style-name="T38">void </text:span><text:span text:style-name="T42">setUp</text:span><text:span text:style-name="T39">() {</text:span><text:span text:style-name="T39"><text:line-break/></text:span><text:span text:style-name="T39"> <text:s text:c="7"/></text:span><text:span text:style-name="T44">// here we mimic what the Spring Framework would do</text:span><text:span text:style-name="T44"><text:line-break/></text:span><text:span text:style-name="T44"> <text:s text:c="7"/></text:span><text:span text:style-name="T43">controller </text:span><text:span text:style-name="T39">= </text:span><text:span text:style-name="T38">new </text:span><text:span text:style-name="T39">PropertyInjectionController()</text:span><text:span text:style-name="T38">;</text:span><text:span text:style-name="T44">// return a controller</text:span><text:span text:style-name="T44"><text:line-break/></text:span><text:span text:style-name="T44"> <text:s text:c="7"/>// controller uses the service</text:span><text:span text:style-name="T44"><text:line-break/></text:span><text:span text:style-name="T44"> <text:s text:c="7"/></text:span><text:span text:style-name="T43">controller</text:span><text:span text:style-name="T39">.</text:span><text:span text:style-name="T43">greetingService </text:span><text:span text:style-name="T39">= </text:span><text:span text:style-name="T38">new </text:span><text:span text:style-name="T39">GreetingServiceImpl()</text:span><text:span text:style-name="T38">;</text:span><text:span text:style-name="T44">// return a service</text:span><text:span text:style-name="T44"><text:line-break/></text:span><text:span text:style-name="T44"> <text:s text:c="3"/></text:span><text:span text:style-name="T39">}</text:span><text:span text:style-name="T39"><text:line-break/></text:span><text:span text:style-name="T39"><text:line-break/></text:span><text:span text:style-name="T39"> <text:s text:c="3"/></text:span><text:span text:style-name="T40">@Test</text:span><text:span text:style-name="T40"><text:line-break/></text:span><text:span text:style-name="T40"> <text:s text:c="3"/></text:span><text:span text:style-name="T38">void </text:span><text:span text:style-name="T42">getGreeting</text:span><text:span text:style-name="T39">() {</text:span><text:span text:style-name="T39"><text:line-break/></text:span><text:span text:style-name="T39"> <text:s text:c="7"/>System.</text:span><text:span text:style-name="T46">out</text:span><text:span text:style-name="T39">.println(</text:span><text:span text:style-name="T43">controller</text:span><text:span text:style-name="T39">.getGreeting())</text:span><text:span text:style-name="T38">;</text:span><text:span text:style-name="T38"><text:line-break/></text:span><text:span text:style-name="T38"><text:line-break/></text:span><text:span text:style-name="T38"> <text:s text:c="3"/></text:span><text:span text:style-name="T39">}</text:span><text:span text:style-name="T39"><text:line-break/></text:span><text:span text:style-name="T39">}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Setter Based Dependency Injection</text:p>
      <text:p text:style-name="P8"/>
      <text:p text:style-name="P23">• By Setters - Area of much debate</text:p>
      <text:p text:style-name="P23"/>
      <text:p text:style-name="P23"><draw:frame text:anchor-type="paragraph" draw:z-index="6" draw:name="Shape6" draw:style-name="gr23" draw:text-style-name="P106" svg:width="16.901cm" svg:height="8.797cm" svg:x="0.512cm" svg:y="0.051cm"><draw:text-box><text:p text:style-name="P104"><text:span text:style-name="T47"><text:line-break/></text:span><text:span text:style-name="T38">import </text:span><text:span text:style-name="T39">guru.springframework.sfgdi.services.GreetingService</text:span><text:span text:style-name="T38">;</text:span><text:span text:style-name="T38"><text:line-break/></text:span><text:span text:style-name="T38"><text:line-break/></text:span><text:span text:style-name="T38">public class </text:span><text:span text:style-name="T39">SetterInjectedController {</text:span><text:span text:style-name="T39"><text:line-break/></text:span><text:span text:style-name="T39"><text:line-break/></text:span><text:span text:style-name="T39"> <text:s text:c="3"/></text:span><text:span text:style-name="T38">private </text:span><text:span text:style-name="T39">GreetingService </text:span><text:span text:style-name="T43">greetingService</text:span><text:span text:style-name="T38">;</text:span><text:span text:style-name="T38"><text:line-break/></text:span><text:span text:style-name="T38"><text:line-break/></text:span><text:span text:style-name="T38"> <text:s text:c="3"/>public void </text:span><text:span text:style-name="T42">setGreetingService</text:span><text:span text:style-name="T39">(GreetingService greetingService) {</text:span><text:span text:style-name="T39"><text:line-break/></text:span><text:span text:style-name="T39"> <text:s text:c="7"/></text:span><text:span text:style-name="T38">this</text:span><text:span text:style-name="T39">.</text:span><text:span text:style-name="T43">greetingService </text:span><text:span text:style-name="T39">= greetingService</text:span><text:span text:style-name="T38">;</text:span><text:span text:style-name="T38"><text:line-break/></text:span><text:span text:style-name="T38"> <text:s text:c="3"/></text:span><text:span text:style-name="T39">}</text:span><text:span text:style-name="T39"><text:line-break/></text:span><text:span text:style-name="T39"><text:line-break/></text:span><text:span text:style-name="T39"> <text:s text:c="3"/></text:span><text:span text:style-name="T38">public </text:span><text:span text:style-name="T39">String </text:span><text:span text:style-name="T42">getGreeting</text:span><text:span text:style-name="T39">(){</text:span><text:span text:style-name="T39"><text:line-break/></text:span><text:span text:style-name="T39"> <text:s text:c="7"/></text:span><text:span text:style-name="T38">return </text:span><text:span text:style-name="T43">greetingService</text:span><text:span text:style-name="T39">.sayGreeting()</text:span><text:span text:style-name="T38">;</text:span><text:span text:style-name="T38"><text:line-break/></text:span><text:span text:style-name="T38"> <text:s text:c="3"/></text:span><text:span text:style-name="T39">}</text:span><text:span text:style-name="T39"><text:line-break/></text:span><text:span text:style-name="T39"><text:line-break/></text:span><text:span text:style-name="T39"><text:line-break/></text:span><text:span text:style-name="T39">}</text:span></text:p></draw:text-box></draw:frame></text:p>
      <text:p text:style-name="P13"/>
      <text:p text:style-name="P27"/>
      <text:p text:style-name="P22"/>
      <text:p text:style-name="P22"/>
      <text:p text:style-name="P22"/>
      <text:p text:style-name="P22"/>
      <text:p text:style-name="P25"/>
      <text:p text:style-name="P2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65"><draw:frame text:anchor-type="paragraph" draw:z-index="7" draw:name="Shape7" draw:style-name="gr22" draw:text-style-name="P106" svg:width="15.414cm" svg:height="10.685cm" svg:x="-0.282cm" svg:y="0.353cm"><draw:text-box><text:p text:style-name="P104"><text:span text:style-name="T38">package </text:span><text:span text:style-name="T39">guru.springframework.sfgdi.controllers</text:span><text:span text:style-name="T38">;</text:span><text:span text:style-name="T38"><text:line-break/></text:span><text:span text:style-name="T38"><text:line-break/></text:span><text:span text:style-name="T38">import </text:span><text:span text:style-name="T39">guru.springframework.sfgdi.services.GreetingServiceImpl</text:span><text:span text:style-name="T38">;</text:span><text:span text:style-name="T38"><text:line-break/></text:span><text:span text:style-name="T38">import </text:span><text:span text:style-name="T39">org.junit.jupiter.api.</text:span><text:span text:style-name="T40">BeforeEach</text:span><text:span text:style-name="T38">;</text:span><text:span text:style-name="T38"><text:line-break/></text:span><text:span text:style-name="T38">import </text:span><text:span text:style-name="T39">org.junit.jupiter.api.</text:span><text:span text:style-name="T40">Test</text:span><text:span text:style-name="T38">;</text:span><text:span text:style-name="T38"><text:line-break/></text:span><text:span text:style-name="T38"><text:line-break/></text:span><text:span text:style-name="T38">import static </text:span><text:span text:style-name="T39">org.junit.jupiter.api.Assertions.*</text:span><text:span text:style-name="T38">;</text:span><text:span text:style-name="T38"><text:line-break/></text:span><text:span text:style-name="T38"><text:line-break/></text:span><text:span text:style-name="T38">class </text:span><text:span text:style-name="T39">SetterInjectedControllerTest {</text:span><text:span text:style-name="T39"><text:line-break/></text:span><text:span text:style-name="T39"> <text:s text:c="3"/>SetterInjectedController </text:span><text:span text:style-name="T43">controller</text:span><text:span text:style-name="T38">;</text:span><text:span text:style-name="T38"><text:line-break/></text:span><text:span text:style-name="T38"> <text:s text:c="3"/></text:span><text:span text:style-name="T40">@BeforeEach</text:span><text:span text:style-name="T40"><text:line-break/></text:span><text:span text:style-name="T40"> <text:s text:c="3"/></text:span><text:span text:style-name="T38">void </text:span><text:span text:style-name="T42">setUp</text:span><text:span text:style-name="T39">() {</text:span><text:span text:style-name="T39"><text:line-break/></text:span><text:span text:style-name="T39"> <text:s text:c="7"/></text:span><text:span text:style-name="T44">// Mimic what the Spring framework would do</text:span><text:span text:style-name="T44"><text:line-break/></text:span><text:span text:style-name="T44"> <text:s text:c="7"/>// using the setter to inject dependencies</text:span><text:span text:style-name="T44"><text:line-break/></text:span><text:span text:style-name="T44"> <text:s text:c="7"/></text:span><text:span text:style-name="T43">controller </text:span><text:span text:style-name="T39">= </text:span><text:span text:style-name="T38">new </text:span><text:span text:style-name="T39">SetterInjectedController()</text:span><text:span text:style-name="T38">;</text:span><text:span text:style-name="T38"><text:line-break/></text:span><text:span text:style-name="T38"> <text:s text:c="7"/></text:span><text:span text:style-name="T43">controller</text:span><text:span text:style-name="T39">.setGreetingService(</text:span><text:span text:style-name="T38">new </text:span><text:span text:style-name="T39">GreetingServiceImpl())</text:span><text:span text:style-name="T38">;</text:span><text:span text:style-name="T38"><text:line-break/></text:span><text:span text:style-name="T38"> <text:s text:c="3"/></text:span><text:span text:style-name="T39">}</text:span><text:span text:style-name="T39"><text:line-break/></text:span><text:span text:style-name="T39"><text:line-break/></text:span><text:span text:style-name="T39"> <text:s text:c="3"/></text:span><text:span text:style-name="T40">@Test</text:span><text:span text:style-name="T40"><text:line-break/></text:span><text:span text:style-name="T40"> <text:s text:c="3"/></text:span><text:span text:style-name="T38">void </text:span><text:span text:style-name="T42">getGreeting</text:span><text:span text:style-name="T39">() {</text:span><text:span text:style-name="T39"><text:line-break/></text:span><text:span text:style-name="T39"> <text:s text:c="6"/>System.</text:span><text:span text:style-name="T46">out</text:span><text:span text:style-name="T39">.println(</text:span><text:span text:style-name="T43">controller</text:span><text:span text:style-name="T39">.getGreeting())</text:span><text:span text:style-name="T38">;</text:span><text:span text:style-name="T38"><text:line-break/></text:span><text:span text:style-name="T38"> <text:s text:c="3"/></text:span><text:span text:style-name="T39">}</text:span><text:span text:style-name="T39"><text:line-break/></text:span><text:span text:style-name="T39">}</text:span>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9"/>
      <text:p text:style-name="P62"/>
      <text:p text:style-name="P9">Dependency Injection via Constructor</text:p>
      <text:p text:style-name="P9"/>
      <text:p text:style-name="P15">• Favor using Constructor Injection over Setter Injection</text:p>
      <text:p text:style-name="P15">• Use final properties for injected components</text:p>
      <text:p text:style-name="P15">• Declare property private final and initialize in the constructor</text:p>
      <text:p text:style-name="P15">• Whenever practical, code to an interface</text:p>
      <text:p text:style-name="P20"/>
      <text:p text:style-name="P20"><draw:frame text:anchor-type="paragraph" draw:z-index="8" draw:name="Shape8" draw:style-name="gr21" draw:text-style-name="P107" svg:width="13.329cm" svg:height="7.4cm" svg:x="0.016cm" svg:y="0.356cm"><draw:text-box><text:p text:style-name="P104"><text:span text:style-name="T38">package </text:span><text:span text:style-name="T39">guru.springframework.sfgdi.controllers</text:span><text:span text:style-name="T38">;</text:span><text:span text:style-name="T38"><text:line-break/></text:span><text:span text:style-name="T38"><text:line-break/></text:span><text:span text:style-name="T38">import </text:span><text:span text:style-name="T39">guru.springframework.sfgdi.services.GreetingService</text:span><text:span text:style-name="T38">;</text:span><text:span text:style-name="T38"><text:line-break/></text:span><text:span text:style-name="T38"><text:line-break/></text:span><text:span text:style-name="T38">public class </text:span><text:span text:style-name="T39">ConstructorInjectedController {</text:span><text:span text:style-name="T39"><text:line-break/></text:span><text:span text:style-name="T39"><text:line-break/></text:span><text:span text:style-name="T39"> <text:s text:c="3"/></text:span><text:span text:style-name="T38">private final </text:span><text:span text:style-name="T39">GreetingService </text:span><text:span text:style-name="T43">greetingService</text:span><text:span text:style-name="T38">;</text:span><text:span text:style-name="T38"><text:line-break/></text:span><text:span text:style-name="T38"><text:line-break/></text:span><text:span text:style-name="T38"> <text:s text:c="3"/>public </text:span><text:span text:style-name="T42">ConstructorInjectedController</text:span><text:span text:style-name="T39">(GreetingService greetingService) {</text:span><text:span text:style-name="T39"><text:line-break/></text:span><text:span text:style-name="T39"> <text:s text:c="7"/></text:span><text:span text:style-name="T38">this</text:span><text:span text:style-name="T39">.</text:span><text:span text:style-name="T43">greetingService </text:span><text:span text:style-name="T39">= greetingService</text:span><text:span text:style-name="T38">;</text:span><text:span text:style-name="T38"><text:line-break/></text:span><text:span text:style-name="T38"> <text:s text:c="3"/></text:span><text:span text:style-name="T39">}</text:span><text:span text:style-name="T39"><text:line-break/></text:span><text:span text:style-name="T39"><text:line-break/></text:span><text:span text:style-name="T39"> <text:s text:c="3"/></text:span><text:span text:style-name="T38">public </text:span><text:span text:style-name="T39">String </text:span><text:span text:style-name="T42">getGreeting</text:span><text:span text:style-name="T39">(){</text:span><text:span text:style-name="T39"><text:line-break/></text:span><text:span text:style-name="T39"> <text:s text:c="7"/></text:span><text:span text:style-name="T38">return </text:span><text:span text:style-name="T43">greetingService</text:span><text:span text:style-name="T39">.sayGreeting()</text:span><text:span text:style-name="T38">;</text:span><text:span text:style-name="T38"><text:line-break/></text:span><text:span text:style-name="T38"> <text:s text:c="3"/></text:span><text:span text:style-name="T39">}</text:span><text:span text:style-name="T39"><text:line-break/></text:span><text:span text:style-name="T39"><text:line-break/></text:span><text:span text:style-name="T39">}</text:span><text:span text:style-name="T39"><text:line-break/></text:span><text:span text:style-name="T39"/>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text:anchor-type="paragraph" draw:z-index="9" draw:name="Shape9" draw:style-name="gr20" draw:text-style-name="P107" svg:width="16.207cm" svg:height="9.658cm" svg:x="-0.316cm" svg:y="0.471cm"><draw:text-box><text:p text:style-name="P104"><text:span text:style-name="T38">package </text:span><text:span text:style-name="T39">guru.springframework.sfgdi.controllers</text:span><text:span text:style-name="T38">;</text:span><text:span text:style-name="T38"><text:line-break/></text:span><text:span text:style-name="T38"><text:line-break/></text:span><text:span text:style-name="T38">import </text:span><text:span text:style-name="T39">guru.springframework.sfgdi.services.GreetingServiceImpl</text:span><text:span text:style-name="T38">;</text:span><text:span text:style-name="T38"><text:line-break/></text:span><text:span text:style-name="T38">import </text:span><text:span text:style-name="T39">org.junit.jupiter.api.</text:span><text:span text:style-name="T40">BeforeEach</text:span><text:span text:style-name="T38">;</text:span><text:span text:style-name="T38"><text:line-break/></text:span><text:span text:style-name="T38">import </text:span><text:span text:style-name="T39">org.junit.jupiter.api.</text:span><text:span text:style-name="T40">Test</text:span><text:span text:style-name="T38">;</text:span><text:span text:style-name="T38"><text:line-break/></text:span><text:span text:style-name="T38"><text:line-break/></text:span><text:span text:style-name="T38">import static </text:span><text:span text:style-name="T39">org.junit.jupiter.api.Assertions.*</text:span><text:span text:style-name="T38">;</text:span><text:span text:style-name="T38"><text:line-break/></text:span><text:span text:style-name="T38"><text:line-break/></text:span><text:span text:style-name="T38">class </text:span><text:span text:style-name="T39">ConstructorInjectedControllerTest {</text:span><text:span text:style-name="T39"><text:line-break/></text:span><text:span text:style-name="T39"> <text:s text:c="2"/>ConstructorInjectedController </text:span><text:span text:style-name="T43">controller</text:span><text:span text:style-name="T38">;</text:span><text:span text:style-name="T38"><text:line-break/></text:span><text:span text:style-name="T38"> <text:s text:c="3"/></text:span><text:span text:style-name="T40">@BeforeEach</text:span><text:span text:style-name="T40"><text:line-break/></text:span><text:span text:style-name="T40"> <text:s text:c="3"/></text:span><text:span text:style-name="T38">void </text:span><text:span text:style-name="T42">setUp</text:span><text:span text:style-name="T39">() {</text:span><text:span text:style-name="T39"><text:line-break/></text:span><text:span text:style-name="T39"> <text:s text:c="7"/></text:span><text:span text:style-name="T44">// Preferred method Constructor injection</text:span><text:span text:style-name="T44"><text:line-break/></text:span><text:span text:style-name="T44"> <text:s text:c="7"/></text:span><text:span text:style-name="T43">controller </text:span><text:span text:style-name="T39">= </text:span><text:span text:style-name="T38">new </text:span><text:span text:style-name="T39">ConstructorInjectedController(</text:span><text:span text:style-name="T38">new </text:span><text:span text:style-name="T39">GreetingServiceImpl())</text:span><text:span text:style-name="T38">;</text:span><text:span text:style-name="T38"><text:line-break/></text:span><text:span text:style-name="T38"><text:line-break/></text:span><text:span text:style-name="T38"> <text:s text:c="3"/></text:span><text:span text:style-name="T39">}</text:span><text:span text:style-name="T39"><text:line-break/></text:span><text:span text:style-name="T39"><text:line-break/></text:span><text:span text:style-name="T39"> <text:s text:c="3"/></text:span><text:span text:style-name="T40">@Test</text:span><text:span text:style-name="T40"><text:line-break/></text:span><text:span text:style-name="T40"> <text:s text:c="3"/></text:span><text:span text:style-name="T38">void </text:span><text:span text:style-name="T42">getGreeting</text:span><text:span text:style-name="T39">() {</text:span><text:span text:style-name="T39"><text:line-break/></text:span><text:span text:style-name="T39"> <text:s text:c="7"/>System.</text:span><text:span text:style-name="T46">out</text:span><text:span text:style-name="T39">.println(</text:span><text:span text:style-name="T43">controller</text:span><text:span text:style-name="T39">.getGreeting())</text:span><text:span text:style-name="T38">;</text:span><text:span text:style-name="T38"><text:line-break/></text:span><text:span text:style-name="T38"> <text:s text:c="3"/></text:span><text:span text:style-name="T39">}</text:span><text:span text:style-name="T39"><text:line-break/></text:span><text:span text:style-name="T39">}</text:span>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63">Lesson 35 – Dependency Injection using Spring Framework</text:p>
      <text:p text:style-name="P10"/>
      <text:p text:style-name="P16">Here we use the @Annotations to tell Spring that the following are </text:p>
      <text:p text:style-name="P16">Spring manageed components</text:p>
      <text:p text:style-name="P16"/>
      <text:p text:style-name="P16">the @Controller s<text:span text:style-name="T29">o</text:span> That is a Spring managed controller</text:p>
      <text:p text:style-name="P57">Also if its not a Constructor Injected Dependency, the @Autowire is required</text:p>
      <text:p text:style-name="P16"/>
      <text:p text:style-name="P16"><draw:frame text:anchor-type="paragraph" draw:z-index="10" draw:name="Shape10" draw:style-name="gr6" draw:text-style-name="P107" svg:width="17.744cm" svg:height="21.374cm" svg:x="-0.083cm" svg:y="1.309cm"><draw:text-box><text:p text:style-name="P104"><text:span text:style-name="T38">package </text:span><text:span text:style-name="T39">guru.springframework.sfgdi</text:span><text:span text:style-name="T38">;</text:span><text:span text:style-name="T38"><text:line-break/></text:span><text:span text:style-name="T38"><text:line-break/></text:span><text:span text:style-name="T38">import </text:span><text:span text:style-name="T39">guru.springframework.sfgdi.controllers.ConstructorInjectedController</text:span><text:span text:style-name="T38">;</text:span><text:span text:style-name="T38"><text:line-break/></text:span><text:span text:style-name="T38">import </text:span><text:span text:style-name="T39">guru.springframework.sfgdi.controllers.MyController</text:span><text:span text:style-name="T38">;</text:span><text:span text:style-name="T38"><text:line-break/></text:span><text:span text:style-name="T38">import </text:span><text:span text:style-name="T39">guru.springframework.sfgdi.controllers.SetterInjectedController</text:span><text:span text:style-name="T38">;</text:span><text:span text:style-name="T38"><text:line-break/></text:span><text:span text:style-name="T38">import </text:span><text:span text:style-name="T39">guru.springframework.sfgdi.controllers.PropertyInjectionController</text:span><text:span text:style-name="T38">;</text:span><text:span text:style-name="T38"><text:line-break/></text:span><text:span text:style-name="T38">import </text:span><text:span text:style-name="T39">org.springframework.boot.SpringApplication</text:span><text:span text:style-name="T38">;</text:span><text:span text:style-name="T38"><text:line-break/></text:span><text:span text:style-name="T38">import </text:span><text:span text:style-name="T39">org.springframework.boot.autoconfigure.</text:span><text:span text:style-name="T40">SpringBootApplication</text:span><text:span text:style-name="T38">;</text:span><text:span text:style-name="T38"><text:line-break/></text:span><text:span text:style-name="T38">import </text:span><text:span text:style-name="T39">org.springframework.context.ApplicationContext</text:span><text:span text:style-name="T38">;</text:span><text:span text:style-name="T38"><text:line-break/></text:span><text:span text:style-name="T38"><text:line-break/></text:span><text:span text:style-name="T40">@SpringBootApplication</text:span><text:span text:style-name="T40"><text:line-break/></text:span><text:span text:style-name="T38">public class </text:span><text:span text:style-name="T39">SfgDiApplication {</text:span><text:span text:style-name="T39"><text:line-break/></text:span><text:span text:style-name="T39"><text:line-break/></text:span><text:span text:style-name="T39"><text:tab/></text:span><text:span text:style-name="T38">public static void </text:span><text:span text:style-name="T42">main</text:span><text:span text:style-name="T39">(String[] args) {</text:span><text:span text:style-name="T39"><text:line-break/></text:span><text:span text:style-name="T39"><text:line-break/></text:span><text:span text:style-name="T39"><text:tab/></text:span><text:span text:style-name="T39"><text:tab/></text:span><text:span text:style-name="T44">//SpringApplication.run(SfgDiApplication.class, args);</text:span><text:span text:style-name="T44"><text:line-break/></text:span><text:span text:style-name="T44"><text:tab/></text:span><text:span text:style-name="T44"><text:tab/></text:span><text:span text:style-name="T44">// return a context from the application</text:span><text:span text:style-name="T44"><text:line-break/></text:span><text:span text:style-name="T44"><text:tab/></text:span><text:span text:style-name="T44"><text:tab/></text:span><text:span text:style-name="T39">ApplicationContext ctx = </text:span><text:span text:style-name="T39">SpringApplication.</text:span><text:span text:style-name="T45">run</text:span><text:span text:style-name="T39">(SfgDiApplication.</text:span><text:span text:style-name="T38">class, </text:span><text:span text:style-name="T39">args)</text:span><text:span text:style-name="T38">;</text:span><text:span text:style-name="T38"><text:line-break/></text:span><text:span text:style-name="T38"><text:tab/></text:span><text:span text:style-name="T38"> <text:s text:c="3"/></text:span><text:span text:style-name="T44">/*</text:span><text:span text:style-name="T44"><text:line-break/></text:span><text:span text:style-name="T44"><text:tab/></text:span><text:span text:style-name="T44"> <text:s text:c="6"/>return a reference to the controller from the context</text:span><text:span text:style-name="T44"><text:line-break/></text:span><text:span text:style-name="T44"><text:tab/></text:span><text:span text:style-name="T44"> <text:s text:c="6"/>by default the name is the same, bu starts with lowercase</text:span><text:span text:style-name="T44"><text:line-break/></text:span><text:span text:style-name="T44"><text:tab/></text:span><text:span text:style-name="T44"> <text:s text:c="6"/>Must cast as it's an Object type returned</text:span><text:span text:style-name="T44"><text:line-break/></text:span><text:span text:style-name="T44"><text:tab/></text:span><text:span text:style-name="T44"> <text:s text:c="4"/>*/</text:span><text:span text:style-name="T44"><text:line-break/></text:span><text:span text:style-name="T44"><text:tab/></text:span><text:span text:style-name="T44"><text:tab/></text:span><text:span text:style-name="T39">MyController myController = </text:span><text:span text:style-name="T39">(MyController)ctx.getBean(</text:span><text:span text:style-name="T41">"myController"</text:span><text:span text:style-name="T39">)</text:span><text:span text:style-name="T38">;</text:span><text:span text:style-name="T38"><text:line-break/></text:span><text:span text:style-name="T38"><text:line-break/></text:span><text:span text:style-name="T38"><text:tab/></text:span><text:span text:style-name="T38"><text:tab/></text:span><text:span text:style-name="T39">String greeting = myController.sayHello()</text:span><text:span text:style-name="T38">;</text:span><text:span text:style-name="T38"><text:line-break/></text:span><text:span text:style-name="T38"><text:tab/></text:span><text:span text:style-name="T38"><text:tab/></text:span><text:span text:style-name="T39">System.</text:span><text:span text:style-name="T46">out</text:span><text:span text:style-name="T39">.println(greeting)</text:span><text:span text:style-name="T38">;</text:span><text:span text:style-name="T38"><text:line-break/></text:span><text:span text:style-name="T38"><text:line-break/></text:span><text:span text:style-name="T38"><text:tab/></text:span><text:span text:style-name="T38"><text:tab/></text:span><text:span text:style-name="T44">/*</text:span><text:span text:style-name="T44"><text:line-break/></text:span><text:span text:style-name="T44"><text:tab/></text:span><text:span text:style-name="T44"><text:tab/></text:span><text:span text:style-name="T44"> <text:s/>example of Spring managed dependency injections</text:span><text:span text:style-name="T44"><text:line-break/></text:span><text:span text:style-name="T44"><text:tab/></text:span><text:span text:style-name="T44"><text:tab/></text:span><text:span text:style-name="T44"> <text:s/>One needs to add the tags in the Controllers and Service </text:span><text:span text:style-name="T44">classes/interfaces</text:span><text:span text:style-name="T44"><text:line-break/></text:span><text:span text:style-name="T44"><text:line-break/></text:span><text:span text:style-name="T44"><text:tab/></text:span><text:span text:style-name="T44"><text:tab/></text:span><text:span text:style-name="T44"> */</text:span><text:span text:style-name="T44"><text:line-break/></text:span><text:span text:style-name="T44"><text:line-break/></text:span><text:span text:style-name="T44"><text:tab/></text:span><text:span text:style-name="T44"><text:tab/></text:span><text:span text:style-name="T39">System.</text:span><text:span text:style-name="T46">out</text:span><text:span text:style-name="T39">.println(</text:span><text:span text:style-name="T41">"------ Property"</text:span><text:span text:style-name="T39">)</text:span><text:span text:style-name="T38">;</text:span><text:span text:style-name="T38"><text:line-break/></text:span><text:span text:style-name="T38"><text:tab/></text:span><text:span text:style-name="T38"><text:tab/></text:span><text:span text:style-name="T39">PropertyInjectionController propertyInjectionController = </text:span><text:span text:style-name="T39">(PropertyInjectionController) ctx.getBean(</text:span><text:span text:style-name="T41">"propertyInjectionController"</text:span><text:span text:style-name="T39">)</text:span><text:span text:style-name="T38">;</text:span><text:span text:style-name="T38"><text:line-break/></text:span><text:span text:style-name="T38"><text:tab/></text:span><text:span text:style-name="T38"><text:tab/></text:span><text:span text:style-name="T39">System.</text:span><text:span text:style-name="T46">out</text:span><text:span text:style-name="T39">.println(propertyInjectionController.getGreeting())</text:span><text:span text:style-name="T38">;</text:span><text:span text:style-name="T38"><text:line-break/></text:span><text:span text:style-name="T38"><text:line-break/></text:span><text:span text:style-name="T38"><text:tab/></text:span><text:span text:style-name="T38"><text:tab/></text:span><text:span text:style-name="T39">System.</text:span><text:span text:style-name="T46">out</text:span><text:span text:style-name="T39">.println(</text:span><text:span text:style-name="T41">"--------- Setter"</text:span><text:span text:style-name="T39">)</text:span><text:span text:style-name="T38">;</text:span><text:span text:style-name="T38"><text:line-break/></text:span><text:span text:style-name="T38"><text:tab/></text:span><text:span text:style-name="T38"><text:tab/></text:span><text:span text:style-name="T39">SetterInjectedController setterInjectedController = </text:span><text:span text:style-name="T39">(SetterInjectedController) ctx.getBean(</text:span><text:span text:style-name="T41">"setterInjectedController"</text:span><text:span text:style-name="T39">)</text:span><text:span text:style-name="T38">;</text:span><text:span text:style-name="T38"><text:line-break/></text:span><text:span text:style-name="T38"><text:tab/></text:span><text:span text:style-name="T38"><text:tab/></text:span><text:span text:style-name="T39">System.</text:span><text:span text:style-name="T46">out</text:span><text:span text:style-name="T39">.println(setterInjectedController.getGreeting())</text:span><text:span text:style-name="T38">;</text:span><text:span text:style-name="T38"><text:line-break/></text:span><text:span text:style-name="T38"><text:line-break/></text:span><text:span text:style-name="T38"><text:tab/></text:span><text:span text:style-name="T38"><text:tab/></text:span><text:span text:style-name="T39">System.</text:span><text:span text:style-name="T46">out</text:span><text:span text:style-name="T39">.println(</text:span><text:span text:style-name="T41">"-------- Constructor" </text:span><text:span text:style-name="T39">)</text:span><text:span text:style-name="T38">;</text:span><text:span text:style-name="T38"><text:line-break/></text:span><text:span text:style-name="T38"><text:tab/></text:span><text:span text:style-name="T38"><text:tab/></text:span><text:span text:style-name="T39">ConstructorInjectedController constructorInjectedController = </text:span><text:span text:style-name="T39">(ConstructorInjectedController) ctx.getBean(</text:span><text:span text:style-name="T41">"constructorInjectedController"</text:span><text:span text:style-name="T39">)</text:span><text:span text:style-name="T38">;</text:span><text:span text:style-name="T38"><text:line-break/></text:span><text:span text:style-name="T38"><text:tab/></text:span><text:span text:style-name="T38"><text:tab/></text:span><text:span text:style-name="T39">System.</text:span><text:span text:style-name="T46">out</text:span><text:span text:style-name="T39">.println(constructorInjectedController.getGreeting())</text:span><text:span text:style-name="T38">;</text:span><text:span text:style-name="T38"><text:line-break/></text:span><text:span text:style-name="T38"><text:tab/></text:span><text:span text:style-name="T39">}</text:span><text:span text:style-name="T39"><text:line-break/></text:span><text:span text:style-name="T39"><text:line-break/></text:span><text:span text:style-name="T39">}</text:span><text:span text:style-name="T39"><text:line-break/></text:span><text:span text:style-name="T39"/></text:p></draw:text-box></draw:frame>The @Service tells Spring that its a Spring managed Service</text:p>
      <text:list xml:id="list1738057284" text:style-name="L4">
        <text:list-item>
          <text:p text:style-name="P83"><text:span text:style-name="T23">A</text:span><text:span text:style-name="T22">pplication main class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61249241745749" text:continue-numbering="true" text:style-name="L4">
        <text:list-item>
          <text:p text:style-name="P84"><text:soft-page-break/>Service Interface</text:p>
        </text:list-item>
      </text:list>
      <text:p text:style-name="P16"/>
      <text:p text:style-name="P16"/>
      <text:p text:style-name="P16"/>
      <text:p text:style-name="P16"><draw:frame text:anchor-type="paragraph" draw:z-index="11" draw:name="Shape11" draw:style-name="gr19" draw:text-style-name="P107" svg:width="14.95cm" svg:height="5.887cm" svg:x="0.314cm" svg:y="0.025cm"><draw:text-box><text:p text:style-name="P104"><text:span text:style-name="T38">package </text:span><text:span text:style-name="T39">guru.springframework.sfgdi.services</text:span><text:span text:style-name="T38">;</text:span><text:span text:style-name="T38"><text:line-break/></text:span><text:span text:style-name="T38"><text:line-break/></text:span><text:span text:style-name="T38">import </text:span><text:span text:style-name="T39">org.springframework.stereotype.</text:span><text:span text:style-name="T40">Service</text:span><text:span text:style-name="T38">;</text:span><text:span text:style-name="T38"><text:line-break/></text:span><text:span text:style-name="T38"><text:line-break/></text:span><text:span text:style-name="T38"><text:line-break/></text:span><text:span text:style-name="T38">public interface </text:span><text:span text:style-name="T39">GreetingService {</text:span><text:span text:style-name="T39"><text:line-break/></text:span><text:span text:style-name="T39"><text:line-break/></text:span><text:span text:style-name="T39"> <text:s text:c="3"/>String </text:span><text:span text:style-name="T42">sayGreeting</text:span><text:span text:style-name="T39">()</text:span><text:span text:style-name="T38">;</text:span><text:span text:style-name="T38"><text:line-break/></text:span><text:span text:style-name="T39">}</text:span><text:span text:style-name="T39"><text:line-break/></text:span><text:span text:style-name="T39"/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8"><text:span text:style-name="T3">package </text:span><text:span text:style-name="T5">guru.springframework.sfgdi.services</text:span><text:span text:style-name="T2">;</text:span><text:line-break/><text:line-break/><text:span text:style-name="T2">import </text:span><text:span text:style-name="T5">org.springframework.stereotype.</text:span><text:span text:style-name="T8">Service</text:span><text:span text:style-name="T2">;</text:span><text:line-break/><text:line-break/><text:span text:style-name="T10">/*</text:span><text:line-break/><text:span text:style-name="T10">Spring managed service</text:span><text:line-break/><text:span text:style-name="T10">Indicates that an annotated class is a "Service",</text:span><text:line-break/><text:span text:style-name="T10">originally defined by Domain-Driven Design (Evans, 2003)</text:span><text:line-break/><text:span text:style-name="T10">as "an operation offered as an interface that stands alone</text:span><text:line-break/><text:span text:style-name="T10">in the model, with no encapsulated state."</text:span><text:line-break/><text:span text:style-name="T10"> */</text:span><text:line-break/><text:span text:style-name="T8">@Service</text:span><text:line-break/><text:span text:style-name="T2">public class </text:span><text:span text:style-name="T5">GreetingServiceImpl </text:span><text:span text:style-name="T2">implements </text:span><text:span text:style-name="T5">GreetingService{</text:span><text:line-break/><text:span text:style-name="T5"> <text:s text:c="3"/></text:span><text:span text:style-name="T8">@Override</text:span><text:line-break/><text:span text:style-name="T8"> <text:s text:c="3"/></text:span><text:span text:style-name="T2">public </text:span><text:span text:style-name="T5">String </text:span><text:span text:style-name="T12">sayGreeting</text:span><text:span text:style-name="T5">() {</text:span><text:line-break/><text:span text:style-name="T5"> <text:s text:c="7"/></text:span><text:span text:style-name="T2">return </text:span><text:span text:style-name="T14">"Hello world"</text:span><text:span text:style-name="T2">;</text:span><text:line-break/><text:span text:style-name="T2"> <text:s text:c="3"/></text:span><text:span text:style-name="T5">}</text:span><text:line-break/><text:span text:style-name="T5">}</text:span><text:line-break/></text:p>
      <text:p text:style-name="P16"/>
      <text:p text:style-name="P16"/>
      <text:list xml:id="list4267976968" text:style-name="L5">
        <text:list-item>
          <text:p text:style-name="P86"><text:span text:style-name="T23">P</text:span><text:span text:style-name="T22">roperty Injected Controller</text:span></text:p>
        </text:list-item>
      </text:list>
      <text:p text:style-name="P17"/>
      <text:p text:style-name="P17"><draw:frame text:anchor-type="paragraph" draw:z-index="12" draw:name="Shape12" draw:style-name="gr15" draw:text-style-name="P107" svg:width="15.049cm" svg:height="8.633cm" svg:x="0.379cm" svg:y="0.016cm"><draw:text-box><text:p text:style-name="P104"><text:span text:style-name="T38">package </text:span><text:span text:style-name="T39">guru.springframework.sfgdi.controllers</text:span><text:span text:style-name="T38">;</text:span><text:span text:style-name="T38"><text:line-break/></text:span><text:span text:style-name="T38"><text:line-break/></text:span><text:span text:style-name="T38">import </text:span><text:span text:style-name="T39">guru.springframework.sfgdi.services.GreetingService</text:span><text:span text:style-name="T38">;</text:span><text:span text:style-name="T38"><text:line-break/></text:span><text:span text:style-name="T38">import </text:span><text:span text:style-name="T39">org.springframework.beans.factory.annotation.</text:span><text:span text:style-name="T40">Autowired</text:span><text:span text:style-name="T38">;</text:span><text:span text:style-name="T38"><text:line-break/></text:span><text:span text:style-name="T38">import </text:span><text:span text:style-name="T39">org.springframework.stereotype.</text:span><text:span text:style-name="T40">Controller</text:span><text:span text:style-name="T38">;</text:span><text:span text:style-name="T38"><text:line-break/></text:span><text:span text:style-name="T38"><text:line-break/></text:span><text:span text:style-name="T40">@Controller </text:span><text:span text:style-name="T44">// Spring managed controller</text:span><text:span text:style-name="T44"><text:line-break/></text:span><text:span text:style-name="T38">public class </text:span><text:span text:style-name="T39">PropertyInjectionController {</text:span><text:span text:style-name="T39"><text:line-break/></text:span><text:span text:style-name="T39"> <text:s text:c="2"/></text:span><text:span text:style-name="T44">/* Marks a constructor, field, setter method, or config method as</text:span><text:span text:style-name="T44"><text:line-break/></text:span><text:span text:style-name="T44"> <text:s text:c="2"/>to be autowired by Spring's dependency injection facilities.</text:span><text:span text:style-name="T44"><text:line-break/></text:span><text:span text:style-name="T44"> <text:s text:c="3"/>*/</text:span><text:span text:style-name="T44"><text:line-break/></text:span><text:span text:style-name="T44"> <text:s text:c="3"/></text:span><text:span text:style-name="T40">@Autowired</text:span><text:span text:style-name="T40"><text:line-break/></text:span><text:span text:style-name="T40"> <text:s text:c="3"/></text:span><text:span text:style-name="T38">public </text:span><text:span text:style-name="T39">GreetingService </text:span><text:span text:style-name="T43">greetingService</text:span><text:span text:style-name="T38">;</text:span><text:span text:style-name="T38"><text:line-break/></text:span><text:span text:style-name="T38"><text:line-break/></text:span><text:span text:style-name="T38"><text:line-break/></text:span><text:span text:style-name="T38"><text:line-break/></text:span><text:span text:style-name="T38"> <text:s text:c="3"/>public </text:span><text:span text:style-name="T39">String </text:span><text:span text:style-name="T42">getGreeting</text:span><text:span text:style-name="T39">(){</text:span><text:span text:style-name="T39"><text:line-break/></text:span><text:span text:style-name="T39"> <text:s text:c="6"/></text:span><text:span text:style-name="T38">return </text:span><text:span text:style-name="T43">greetingService</text:span><text:span text:style-name="T39">.sayGreeting()</text:span><text:span text:style-name="T38">;</text:span><text:span text:style-name="T38"><text:line-break/></text:span><text:span text:style-name="T38"> <text:s text:c="3"/></text:span><text:span text:style-name="T39">}</text:span><text:span text:style-name="T39"><text:line-break/></text:span><text:span text:style-name="T39">}</text:span><text:span text:style-name="T39"><text:line-break/></text:span><text:span text:style-name="T39"/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list xml:id="list61249074518170" text:continue-numbering="true" text:style-name="L5">
        <text:list-item>
          <text:p text:style-name="P85">Setter Injected Controller</text:p>
        </text:list-item>
      </text:list>
      <text:p text:style-name="P17"/>
      <text:p text:style-name="P17"><draw:frame text:anchor-type="paragraph" draw:z-index="13" draw:name="Shape13" draw:style-name="gr18" draw:text-style-name="P107" svg:width="17.546cm" svg:height="11.51cm" svg:x="0.462cm" svg:y="0.385cm"><draw:text-box><text:p text:style-name="P104"><text:span text:style-name="T38">package </text:span><text:span text:style-name="T39">guru.springframework.sfgdi.controllers</text:span><text:span text:style-name="T38">;</text:span><text:span text:style-name="T38"><text:line-break/></text:span><text:span text:style-name="T38"><text:line-break/></text:span><text:span text:style-name="T38">import </text:span><text:span text:style-name="T39">guru.springframework.sfgdi.services.GreetingService</text:span><text:span text:style-name="T38">;</text:span><text:span text:style-name="T38"><text:line-break/></text:span><text:span text:style-name="T38">import </text:span><text:span text:style-name="T39">org.springframework.beans.factory.annotation.</text:span><text:span text:style-name="T40">Autowired</text:span><text:span text:style-name="T38">;</text:span><text:span text:style-name="T38"><text:line-break/></text:span><text:span text:style-name="T38">import </text:span><text:span text:style-name="T39">org.springframework.stereotype.</text:span><text:span text:style-name="T40">Controller</text:span><text:span text:style-name="T38">;</text:span><text:span text:style-name="T38"><text:line-break/></text:span><text:span text:style-name="T38"><text:line-break/></text:span><text:span text:style-name="T40">@Controller <text:s/></text:span><text:span text:style-name="T44">// Spring managed controller</text:span><text:span text:style-name="T44"><text:line-break/></text:span><text:span text:style-name="T38">public class </text:span><text:span text:style-name="T39">SetterInjectedController {</text:span><text:span text:style-name="T39"><text:line-break/></text:span><text:span text:style-name="T39"><text:line-break/></text:span><text:span text:style-name="T39"> <text:s text:c="3"/></text:span><text:span text:style-name="T38">private </text:span><text:span text:style-name="T39">GreetingService </text:span><text:span text:style-name="T43">greetingService</text:span><text:span text:style-name="T38">;</text:span><text:span text:style-name="T38"><text:line-break/></text:span><text:span text:style-name="T38"><text:line-break/></text:span><text:span text:style-name="T38"> <text:s text:c="3"/></text:span><text:span text:style-name="T44">/*</text:span><text:span text:style-name="T44"><text:line-break/></text:span><text:span text:style-name="T44"> <text:s text:c="3"/>Marks a constructor, field, setter method, or config method as to be</text:span><text:span text:style-name="T44"><text:line-break/></text:span><text:span text:style-name="T44"> <text:s text:c="3"/>autowired by Spring's dependency injection facilities.</text:span><text:span text:style-name="T44"><text:line-break/></text:span><text:span text:style-name="T44"> <text:s text:c="3"/>*/</text:span><text:span text:style-name="T44"><text:line-break/></text:span><text:span text:style-name="T44"><text:line-break/></text:span><text:span text:style-name="T44"> <text:s text:c="2"/></text:span><text:span text:style-name="T40">@Autowired</text:span><text:span text:style-name="T40"><text:line-break/></text:span><text:span text:style-name="T40"> <text:s text:c="3"/></text:span><text:span text:style-name="T38">public void </text:span><text:span text:style-name="T42">setGreetingService</text:span><text:span text:style-name="T39">(GreetingService greetingService) {</text:span><text:span text:style-name="T39"><text:line-break/></text:span><text:span text:style-name="T39"> <text:s text:c="7"/></text:span><text:span text:style-name="T38">this</text:span><text:span text:style-name="T39">.</text:span><text:span text:style-name="T43">greetingService </text:span><text:span text:style-name="T39">= greetingService</text:span><text:span text:style-name="T38">;</text:span><text:span text:style-name="T38"><text:line-break/></text:span><text:span text:style-name="T38"> <text:s text:c="3"/></text:span><text:span text:style-name="T39">}</text:span><text:span text:style-name="T39"><text:line-break/></text:span><text:span text:style-name="T39"><text:line-break/></text:span><text:span text:style-name="T39"> <text:s text:c="3"/></text:span><text:span text:style-name="T38">public </text:span><text:span text:style-name="T39">String </text:span><text:span text:style-name="T42">getGreeting</text:span><text:span text:style-name="T39">(){</text:span><text:span text:style-name="T39"><text:line-break/></text:span><text:span text:style-name="T39"> <text:s text:c="7"/></text:span><text:span text:style-name="T38">return </text:span><text:span text:style-name="T43">greetingService</text:span><text:span text:style-name="T39">.sayGreeting()</text:span><text:span text:style-name="T38">;</text:span><text:span text:style-name="T38"><text:line-break/></text:span><text:span text:style-name="T38"> <text:s text:c="3"/></text:span><text:span text:style-name="T39">}</text:span><text:span text:style-name="T39"><text:line-break/></text:span><text:span text:style-name="T39"><text:line-break/></text:span><text:span text:style-name="T39"><text:line-break/></text:span><text:span text:style-name="T39">}</text:span><text:span text:style-name="T39"><text:line-break/></text:span><text:span text:style-name="T39"/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61248204063953" text:continue-numbering="true" text:style-name="L5">
        <text:list-item>
          <text:p text:style-name="P98">Contructor Injected Controller</text:p>
        </text:list-item>
      </text:list>
      <text:p text:style-name="P17"/>
      <text:p text:style-name="P17"><draw:frame text:anchor-type="paragraph" draw:z-index="14" draw:name="Shape14" draw:style-name="gr17" draw:text-style-name="P107" svg:width="16.387cm" svg:height="11.113cm" svg:x="0.711cm" svg:y="0.459cm"><draw:text-box><text:p text:style-name="P104"><text:span text:style-name="T38">package </text:span><text:span text:style-name="T39">guru.springframework.sfgdi.controllers</text:span><text:span text:style-name="T38">;</text:span><text:span text:style-name="T38"><text:line-break/></text:span><text:span text:style-name="T38"><text:line-break/></text:span><text:span text:style-name="T38">import </text:span><text:span text:style-name="T39">guru.springframework.sfgdi.services.GreetingService</text:span><text:span text:style-name="T38">;</text:span><text:span text:style-name="T38"><text:line-break/></text:span><text:span text:style-name="T38">import </text:span><text:span text:style-name="T39">org.springframework.beans.factory.annotation.</text:span><text:span text:style-name="T40">Autowired</text:span><text:span text:style-name="T38">;</text:span><text:span text:style-name="T38"><text:line-break/></text:span><text:span text:style-name="T38">import </text:span><text:span text:style-name="T39">org.springframework.stereotype.</text:span><text:span text:style-name="T40">Controller</text:span><text:span text:style-name="T38">;</text:span><text:span text:style-name="T38"><text:line-break/></text:span><text:span text:style-name="T38"><text:line-break/></text:span><text:span text:style-name="T40">@Controller </text:span><text:span text:style-name="T44">// Spring managed controller</text:span><text:span text:style-name="T44"><text:line-break/></text:span><text:span text:style-name="T38">public class </text:span><text:span text:style-name="T39">ConstructorInjectedController {</text:span><text:span text:style-name="T39"><text:line-break/></text:span><text:span text:style-name="T39"><text:line-break/></text:span><text:span text:style-name="T39"> <text:s text:c="3"/></text:span><text:span text:style-name="T38">private final </text:span><text:span text:style-name="T39">GreetingService </text:span><text:span text:style-name="T43">greetingService</text:span><text:span text:style-name="T38">;</text:span><text:span text:style-name="T38"><text:line-break/></text:span><text:span text:style-name="T38"><text:line-break/></text:span><text:span text:style-name="T38"> <text:s text:c="3"/></text:span><text:span text:style-name="T44">//@Autowired // this is optional using constructor injected dependency</text:span><text:span text:style-name="T44"><text:line-break/></text:span><text:span text:style-name="T44"><text:line-break/></text:span><text:span text:style-name="T44"> <text:s text:c="3"/></text:span><text:span text:style-name="T38">public </text:span><text:span text:style-name="T42">ConstructorInjectedController</text:span><text:span text:style-name="T39">(GreetingService greetingService) {</text:span><text:span text:style-name="T39"><text:line-break/></text:span><text:span text:style-name="T39"> <text:s text:c="7"/></text:span><text:span text:style-name="T38">this</text:span><text:span text:style-name="T39">.</text:span><text:span text:style-name="T43">greetingService </text:span><text:span text:style-name="T39">= greetingService</text:span><text:span text:style-name="T38">;</text:span><text:span text:style-name="T38"><text:line-break/></text:span><text:span text:style-name="T38"> <text:s text:c="3"/></text:span><text:span text:style-name="T39">}</text:span><text:span text:style-name="T39"><text:line-break/></text:span><text:span text:style-name="T39"><text:line-break/></text:span><text:span text:style-name="T39"> <text:s text:c="3"/></text:span><text:span text:style-name="T38">public </text:span><text:span text:style-name="T39">String </text:span><text:span text:style-name="T42">getGreeting</text:span><text:span text:style-name="T39">(){</text:span><text:span text:style-name="T39"><text:line-break/></text:span><text:span text:style-name="T39"> <text:s text:c="7"/></text:span><text:span text:style-name="T38">return </text:span><text:span text:style-name="T43">greetingService</text:span><text:span text:style-name="T39">.sayGreeting()</text:span><text:span text:style-name="T38">;</text:span><text:span text:style-name="T38"><text:line-break/></text:span><text:span text:style-name="T38"> <text:s text:c="3"/></text:span><text:span text:style-name="T39">}</text:span><text:span text:style-name="T39"><text:line-break/></text:span><text:span text:style-name="T39"><text:line-break/></text:span><text:span text:style-name="T39">}</text:span><text:span text:style-name="T39"><text:line-break/></text:span><text:span text:style-name="T39"/></text:p></draw:text-box></draw:frame></text:p>
      <text:p text:style-name="P17"/>
      <text:list xml:id="list61249255125014" text:continue-numbering="true" text:style-name="L5">
        <text:list-header>
          <text:p text:style-name="P85"/>
        </text:list-header>
      </text:list>
      <text:p text:style-name="P29"><text:line-break/></text:p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4">Lesson 36 – Using Qualifiers</text:p>
      <text:p text:style-name="P11"/>
      <text:p text:style-name="P26">We use the @Qualifier to tell Spring which servive to call for a specific Controller.</text:p>
      <text:p text:style-name="P26"/>
      <text:p text:style-name="P26">In this example we refactor the existing service “GreetingServiceImpl” to </text:p>
      <text:p text:style-name="P26">“<text:bookmark-start text:name="__DdeLink__1735_3942512879"/>ConstructorGreetingService<text:bookmark-end text:name="__DdeLink__1735_3942512879"/>” and add two more, “<text:bookmark-start text:name="__DdeLink__1737_3942512879"/>PropertyInjectedGreetingService<text:bookmark-end text:name="__DdeLink__1737_3942512879"/>” and ‘<text:bookmark-start text:name="__DdeLink__1739_3942512879"/>SetterInjectedGreetingService<text:bookmark-end text:name="__DdeLink__1739_3942512879"/>”</text:p>
      <text:p text:style-name="P26"/>
      <text:p text:style-name="P26">We also change the sayGreeting() method to return Hello World – XXX” name constructor”</text:p>
      <text:p text:style-name="P26"/>
      <text:p text:style-name="P30"><text:span text:style-name="T19">In the Controllers we add the qualitiers </text:span><text:span text:style-name="T25">@Qualifier</text:span><text:span text:style-name="T26">(</text:span><text:span text:style-name="T25">"constructorGreetingService"</text:span><text:span text:style-name="T26">)</text:span></text:p>
      <text:p text:style-name="P31"/>
      <text:list xml:id="list2952261475" text:style-name="L6">
        <text:list-header>
          <text:p text:style-name="P87"/>
        </text:list-header>
        <text:list-item>
          <text:p text:style-name="P88">The Services</text:p>
          <text:p text:style-name="P88"/>
        </text:list-item>
      </text:list>
      <text:p text:style-name="P32"><draw:frame text:anchor-type="paragraph" draw:z-index="15" draw:name="Shape15" draw:style-name="gr16" draw:text-style-name="P107" svg:width="15.578cm" svg:height="6.185cm" svg:x="0.28cm" svg:y="0.362cm"><draw:text-box><text:p text:style-name="P104"><text:span text:style-name="T38">package </text:span><text:span text:style-name="T39">guru.springframework.sfgdi.services</text:span><text:span text:style-name="T38">;</text:span><text:span text:style-name="T38"><text:line-break/></text:span><text:span text:style-name="T38"><text:line-break/></text:span><text:span text:style-name="T38">import </text:span><text:span text:style-name="T39">org.springframework.stereotype.</text:span><text:span text:style-name="T40">Service</text:span><text:span text:style-name="T38">;</text:span><text:span text:style-name="T38"><text:line-break/></text:span><text:span text:style-name="T38"><text:line-break/></text:span><text:span text:style-name="T38"><text:line-break/></text:span><text:span text:style-name="T38">public interface </text:span><text:span text:style-name="T39">GreetingService {</text:span><text:span text:style-name="T39"><text:line-break/></text:span><text:span text:style-name="T39"><text:line-break/></text:span><text:span text:style-name="T39"> <text:s text:c="3"/>String </text:span><text:span text:style-name="T42">sayGreeting</text:span><text:span text:style-name="T39">()</text:span><text:span text:style-name="T38">;</text:span><text:span text:style-name="T38"><text:line-break/></text:span><text:span text:style-name="T39">}</text:span><text:span text:style-name="T39"><text:line-break/></text:span><text:span text:style-name="T39"/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text:anchor-type="paragraph" draw:z-index="16" draw:name="Shape16" draw:style-name="gr15" draw:text-style-name="P107" svg:width="17.811cm" svg:height="8.633cm" svg:x="-0.116cm" svg:y="0.187cm"><draw:text-box><text:p text:style-name="P104"><text:span text:style-name="T38">package </text:span><text:span text:style-name="T39">guru.springframework.sfgdi.services</text:span><text:span text:style-name="T38">;</text:span><text:span text:style-name="T38"><text:line-break/></text:span><text:span text:style-name="T38"><text:line-break/></text:span><text:span text:style-name="T38">import </text:span><text:span text:style-name="T39">org.springframework.stereotype.</text:span><text:span text:style-name="T40">Service</text:span><text:span text:style-name="T38">;</text:span><text:span text:style-name="T38"><text:line-break/></text:span><text:span text:style-name="T38"><text:line-break/></text:span><text:span text:style-name="T44">/*</text:span><text:span text:style-name="T44"><text:line-break/></text:span><text:span text:style-name="T44">Spring managed service</text:span><text:span text:style-name="T44"><text:line-break/></text:span><text:span text:style-name="T44">Indicates that an annotated class is a "Service",</text:span><text:span text:style-name="T44"><text:line-break/></text:span><text:span text:style-name="T44">originally defined by Domain-Driven Design (Evans, 2003)</text:span><text:span text:style-name="T44"><text:line-break/></text:span><text:span text:style-name="T44">as "an operation offered as an interface that stands alone</text:span><text:span text:style-name="T44"><text:line-break/></text:span><text:span text:style-name="T44">in the model, with no encapsulated state."</text:span><text:span text:style-name="T44"><text:line-break/></text:span><text:span text:style-name="T44"> */</text:span><text:span text:style-name="T44"><text:line-break/></text:span><text:span text:style-name="T40">@Service</text:span><text:span text:style-name="T40"><text:line-break/></text:span><text:span text:style-name="T38">public class </text:span><text:span text:style-name="T39">ConstructorGreetingService </text:span><text:span text:style-name="T38">implements </text:span><text:span text:style-name="T39">GreetingService{</text:span><text:span text:style-name="T39"><text:line-break/></text:span><text:span text:style-name="T39"> <text:s text:c="3"/></text:span><text:span text:style-name="T40">@Override</text:span><text:span text:style-name="T40"><text:line-break/></text:span><text:span text:style-name="T40"> <text:s text:c="3"/></text:span><text:span text:style-name="T38">public </text:span><text:span text:style-name="T39">String </text:span><text:span text:style-name="T42">sayGreeting</text:span><text:span text:style-name="T39">() {</text:span><text:span text:style-name="T39"><text:line-break/></text:span><text:span text:style-name="T39"> <text:s text:c="7"/></text:span><text:span text:style-name="T38">return </text:span><text:span text:style-name="T41">"Hello world - constructor"</text:span><text:span text:style-name="T38">;</text:span><text:span text:style-name="T38"><text:line-break/></text:span><text:span text:style-name="T38"> <text:s text:c="3"/></text:span><text:span text:style-name="T39">}</text:span><text:span text:style-name="T39"><text:line-break/></text:span><text:span text:style-name="T39">}</text:span><text:span text:style-name="T39"><text:line-break/></text:span><text:span text:style-name="T39"/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text:anchor-type="paragraph" draw:z-index="17" draw:name="Shape17" draw:style-name="gr14" draw:text-style-name="P106" svg:width="16.405cm" svg:height="5.109cm" svg:x="-0.448cm" svg:y="1.182cm"><draw:text-box><text:p text:style-name="P104"><text:span text:style-name="T38">package </text:span><text:span text:style-name="T39">guru.springframework.sfgdi.services</text:span><text:span text:style-name="T38">;</text:span><text:span text:style-name="T38"><text:line-break/></text:span><text:span text:style-name="T38"><text:line-break/></text:span><text:span text:style-name="T38">import </text:span><text:span text:style-name="T39">org.springframework.stereotype.</text:span><text:span text:style-name="T40">Service</text:span><text:span text:style-name="T38">;</text:span><text:span text:style-name="T38"><text:line-break/></text:span><text:span text:style-name="T38"><text:line-break/></text:span><text:span text:style-name="T40">@Service</text:span><text:span text:style-name="T40"><text:line-break/></text:span><text:span text:style-name="T38">public class </text:span><text:span text:style-name="T39">PropertyInjectedGreetingService </text:span><text:span text:style-name="T38">implements </text:span><text:span text:style-name="T39">GreetingService {</text:span><text:span text:style-name="T39"><text:line-break/></text:span><text:span text:style-name="T39"> <text:s text:c="3"/></text:span><text:span text:style-name="T40">@Override</text:span><text:span text:style-name="T40"><text:line-break/></text:span><text:span text:style-name="T40"> <text:s text:c="3"/></text:span><text:span text:style-name="T38">public </text:span><text:span text:style-name="T39">String </text:span><text:span text:style-name="T42">sayGreeting</text:span><text:span text:style-name="T39">() {</text:span><text:span text:style-name="T39"><text:line-break/></text:span><text:span text:style-name="T39"> <text:s text:c="7"/></text:span><text:span text:style-name="T38">return </text:span><text:span text:style-name="T41">"Hello world - property"</text:span><text:span text:style-name="T38">;</text:span><text:span text:style-name="T38"><text:line-break/></text:span><text:span text:style-name="T38"> <text:s text:c="3"/></text:span><text:span text:style-name="T39">}</text:span><text:span text:style-name="T39"><text:line-break/></text:span><text:span text:style-name="T39">}</text:span><text:span text:style-name="T39"><text:line-break/></text:span><text:span text:style-name="T39"/></text:p></draw:text-box></draw:frame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61249429246259" text:continue-numbering="true" text:style-name="L6">
        <text:list-item>
          <text:p text:style-name="P88">The Controllers</text:p>
        </text:list-item>
      </text:list>
      <text:p text:style-name="P32"/>
      <text:p text:style-name="P32"><draw:frame text:anchor-type="paragraph" draw:z-index="19" draw:name="Shape19" draw:style-name="gr12" draw:text-style-name="P107" svg:width="16.987cm" svg:height="10.277cm" svg:x="-0.019cm" svg:y="0.081cm"><draw:text-box><text:p text:style-name="P104"><text:span text:style-name="T38">package </text:span><text:span text:style-name="T39">guru.springframework.sfgdi.controllers</text:span><text:span text:style-name="T38">;</text:span><text:span text:style-name="T38"><text:line-break/></text:span><text:span text:style-name="T38"><text:line-break/></text:span><text:span text:style-name="T38">import </text:span><text:span text:style-name="T39">guru.springframework.sfgdi.services.GreetingService</text:span><text:span text:style-name="T38">;</text:span><text:span text:style-name="T38"><text:line-break/></text:span><text:span text:style-name="T38">import </text:span><text:span text:style-name="T39">org.springframework.beans.factory.annotation.</text:span><text:span text:style-name="T40">Autowired</text:span><text:span text:style-name="T38">;</text:span><text:span text:style-name="T38"><text:line-break/></text:span><text:span text:style-name="T38">import </text:span><text:span text:style-name="T39">org.springframework.beans.factory.annotation.</text:span><text:span text:style-name="T40">Qualifier</text:span><text:span text:style-name="T38">;</text:span><text:span text:style-name="T38"><text:line-break/></text:span><text:span text:style-name="T38">import </text:span><text:span text:style-name="T39">org.springframework.stereotype.</text:span><text:span text:style-name="T40">Controller</text:span><text:span text:style-name="T38">;</text:span><text:span text:style-name="T38"><text:line-break/></text:span><text:span text:style-name="T38"><text:line-break/></text:span><text:span text:style-name="T40">@Controller </text:span><text:span text:style-name="T44">// Spring managed controller</text:span><text:span text:style-name="T44"><text:line-break/></text:span><text:span text:style-name="T38">public class </text:span><text:span text:style-name="T39">ConstructorInjectedController {</text:span><text:span text:style-name="T39"><text:line-break/></text:span><text:span text:style-name="T39"><text:line-break/></text:span><text:span text:style-name="T39"> <text:s text:c="3"/></text:span><text:span text:style-name="T38">private final </text:span><text:span text:style-name="T39">GreetingService </text:span><text:span text:style-name="T43">greetingService</text:span><text:span text:style-name="T38">;</text:span><text:span text:style-name="T38"><text:line-break/></text:span><text:span text:style-name="T38"><text:line-break/></text:span><text:span text:style-name="T38"> <text:s text:c="3"/></text:span><text:span text:style-name="T44">//@Autowired // this is optional using constructor injected dependency</text:span><text:span text:style-name="T44"><text:line-break/></text:span><text:span text:style-name="T44"><text:line-break/></text:span><text:span text:style-name="T44"> <text:s text:c="3"/></text:span><text:span text:style-name="T38">public </text:span><text:span text:style-name="T42">ConstructorInjectedController</text:span><text:span text:style-name="T39">(</text:span><text:span text:style-name="T40">@Qualifier</text:span><text:span text:style-name="T39">(</text:span><text:span text:style-name="T41">"constructorGreetingService"</text:span><text:span text:style-name="T39">) </text:span><text:span text:style-name="T39">GreetingService greetingService) {</text:span><text:span text:style-name="T39"><text:line-break/></text:span><text:span text:style-name="T39"> <text:s text:c="7"/></text:span><text:span text:style-name="T38">this</text:span><text:span text:style-name="T39">.</text:span><text:span text:style-name="T43">greetingService </text:span><text:span text:style-name="T39">= greetingService</text:span><text:span text:style-name="T38">;</text:span><text:span text:style-name="T38"><text:line-break/></text:span><text:span text:style-name="T38"> <text:s text:c="3"/></text:span><text:span text:style-name="T39">}</text:span><text:span text:style-name="T39"><text:line-break/></text:span><text:span text:style-name="T39"><text:line-break/></text:span><text:span text:style-name="T39"> <text:s text:c="3"/></text:span><text:span text:style-name="T38">public </text:span><text:span text:style-name="T39">String </text:span><text:span text:style-name="T42">getGreeting</text:span><text:span text:style-name="T39">(){</text:span><text:span text:style-name="T39"><text:line-break/></text:span><text:span text:style-name="T39"> <text:s text:c="7"/></text:span><text:span text:style-name="T38">return </text:span><text:span text:style-name="T43">greetingService</text:span><text:span text:style-name="T39">.sayGreeting()</text:span><text:span text:style-name="T38">;</text:span><text:span text:style-name="T38"><text:line-break/></text:span><text:span text:style-name="T38"> <text:s text:c="3"/></text:span><text:span text:style-name="T39">}</text:span><text:span text:style-name="T39"><text:line-break/></text:span><text:span text:style-name="T39"><text:line-break/></text:span><text:span text:style-name="T39">}</text:span><text:span text:style-name="T39"><text:line-break/></text:span><text:span text:style-name="T39"/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><draw:frame text:anchor-type="paragraph" draw:z-index="20" draw:name="Shape20" draw:style-name="gr11" draw:text-style-name="P107" svg:width="18.31cm" svg:height="9.455cm" svg:x="-0.416cm" svg:y="0.032cm"><draw:text-box><text:p text:style-name="P104"><text:span text:style-name="T38">package </text:span><text:span text:style-name="T39">guru.springframework.sfgdi.controllers</text:span><text:span text:style-name="T38">;</text:span><text:span text:style-name="T38"><text:line-break/></text:span><text:span text:style-name="T38"><text:line-break/></text:span><text:span text:style-name="T38">import </text:span><text:span text:style-name="T39">guru.springframework.sfgdi.services.GreetingService</text:span><text:span text:style-name="T38">;</text:span><text:span text:style-name="T38"><text:line-break/></text:span><text:span text:style-name="T38">import </text:span><text:span text:style-name="T39">org.springframework.beans.factory.annotation.</text:span><text:span text:style-name="T40">Autowired</text:span><text:span text:style-name="T38">;</text:span><text:span text:style-name="T38"><text:line-break/></text:span><text:span text:style-name="T38">import </text:span><text:span text:style-name="T39">org.springframework.beans.factory.annotation.</text:span><text:span text:style-name="T40">Qualifier</text:span><text:span text:style-name="T38">;</text:span><text:span text:style-name="T38"><text:line-break/></text:span><text:span text:style-name="T38">import </text:span><text:span text:style-name="T39">org.springframework.stereotype.</text:span><text:span text:style-name="T40">Controller</text:span><text:span text:style-name="T38">;</text:span><text:span text:style-name="T38"><text:line-break/></text:span><text:span text:style-name="T38"><text:line-break/></text:span><text:span text:style-name="T40">@Controller </text:span><text:span text:style-name="T44">// Spring managed controller</text:span><text:span text:style-name="T44"><text:line-break/></text:span><text:span text:style-name="T38">public class </text:span><text:span text:style-name="T39">PropertyInjectionController {</text:span><text:span text:style-name="T39"><text:line-break/></text:span><text:span text:style-name="T39"> <text:s text:c="2"/></text:span><text:span text:style-name="T44">/* Marks a constructor, field, setter method, or config method as</text:span><text:span text:style-name="T44"><text:line-break/></text:span><text:span text:style-name="T44"> <text:s text:c="2"/>to be autowired by Spring's dependency injection facilities.</text:span><text:span text:style-name="T44"><text:line-break/></text:span><text:span text:style-name="T44"> <text:s text:c="3"/>*/</text:span><text:span text:style-name="T44"><text:line-break/></text:span><text:span text:style-name="T44"> <text:s text:c="3"/></text:span><text:span text:style-name="T40">@Qualifier</text:span><text:span text:style-name="T39">(</text:span><text:span text:style-name="T41">"propertyInjectedGreetingService"</text:span><text:span text:style-name="T39">)</text:span><text:span text:style-name="T39"><text:line-break/></text:span><text:span text:style-name="T39"> <text:s text:c="3"/></text:span><text:span text:style-name="T40">@Autowired</text:span><text:span text:style-name="T40"><text:line-break/></text:span><text:span text:style-name="T40"> <text:s text:c="3"/></text:span><text:span text:style-name="T38">public </text:span><text:span text:style-name="T39">GreetingService </text:span><text:span text:style-name="T43">greetingService</text:span><text:span text:style-name="T38">;</text:span><text:span text:style-name="T38"><text:line-break/></text:span><text:span text:style-name="T38"><text:line-break/></text:span><text:span text:style-name="T38"><text:line-break/></text:span><text:span text:style-name="T38"><text:line-break/></text:span><text:span text:style-name="T38"> <text:s text:c="3"/>public </text:span><text:span text:style-name="T39">String </text:span><text:span text:style-name="T42">getGreeting</text:span><text:span text:style-name="T39">(){</text:span><text:span text:style-name="T39"><text:line-break/></text:span><text:span text:style-name="T39"> <text:s text:c="6"/></text:span><text:span text:style-name="T38">return </text:span><text:span text:style-name="T43">greetingService</text:span><text:span text:style-name="T39">.sayGreeting()</text:span><text:span text:style-name="T38">;</text:span><text:span text:style-name="T38"><text:line-break/></text:span><text:span text:style-name="T38"> <text:s text:c="3"/></text:span><text:span text:style-name="T39">}</text:span><text:span text:style-name="T39"><text:line-break/></text:span><text:span text:style-name="T39">}</text:span><text:span text:style-name="T39"><text:line-break/></text:span><text:span text:style-name="T39"/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text:anchor-type="paragraph" draw:z-index="21" draw:name="Shape21" draw:style-name="gr10" draw:text-style-name="P107" svg:width="18.68cm" svg:height="11.921cm" svg:x="-0.549cm" svg:y="0.005cm"><draw:text-box><text:p text:style-name="P104"><text:span text:style-name="T38">package </text:span><text:span text:style-name="T39">guru.springframework.sfgdi.controllers</text:span><text:span text:style-name="T38">;</text:span><text:span text:style-name="T38"><text:line-break/></text:span><text:span text:style-name="T38"><text:line-break/></text:span><text:span text:style-name="T38">import </text:span><text:span text:style-name="T39">guru.springframework.sfgdi.services.GreetingService</text:span><text:span text:style-name="T38">;</text:span><text:span text:style-name="T38"><text:line-break/></text:span><text:span text:style-name="T38">import </text:span><text:span text:style-name="T39">org.springframework.beans.factory.annotation.</text:span><text:span text:style-name="T40">Autowired</text:span><text:span text:style-name="T38">;</text:span><text:span text:style-name="T38"><text:line-break/></text:span><text:span text:style-name="T38">import </text:span><text:span text:style-name="T39">org.springframework.beans.factory.annotation.</text:span><text:span text:style-name="T40">Qualifier</text:span><text:span text:style-name="T38">;</text:span><text:span text:style-name="T38"><text:line-break/></text:span><text:span text:style-name="T38">import </text:span><text:span text:style-name="T39">org.springframework.stereotype.</text:span><text:span text:style-name="T40">Controller</text:span><text:span text:style-name="T38">;</text:span><text:span text:style-name="T38"><text:line-break/></text:span><text:span text:style-name="T38"><text:line-break/></text:span><text:span text:style-name="T40">@Controller <text:s/></text:span><text:span text:style-name="T44">// Spring managed controller</text:span><text:span text:style-name="T44"><text:line-break/></text:span><text:span text:style-name="T38">public class </text:span><text:span text:style-name="T39">SetterInjectedController {</text:span><text:span text:style-name="T39"><text:line-break/></text:span><text:span text:style-name="T39"><text:line-break/></text:span><text:span text:style-name="T39"> <text:s text:c="3"/></text:span><text:span text:style-name="T38">private </text:span><text:span text:style-name="T39">GreetingService </text:span><text:span text:style-name="T43">greetingService</text:span><text:span text:style-name="T38">;</text:span><text:span text:style-name="T38"><text:line-break/></text:span><text:span text:style-name="T38"><text:line-break/></text:span><text:span text:style-name="T38"> <text:s text:c="3"/></text:span><text:span text:style-name="T44">/*</text:span><text:span text:style-name="T44"><text:line-break/></text:span><text:span text:style-name="T44"> <text:s text:c="3"/>Marks a constructor, field, setter method, or config method as to be</text:span><text:span text:style-name="T44"><text:line-break/></text:span><text:span text:style-name="T44"> <text:s text:c="3"/>autowired by Spring's dependency injection facilities.</text:span><text:span text:style-name="T44"><text:line-break/></text:span><text:span text:style-name="T44"> <text:s text:c="3"/>*/</text:span><text:span text:style-name="T44"><text:line-break/></text:span><text:span text:style-name="T44"> <text:s/></text:span><text:span text:style-name="T40">@Qualifier</text:span><text:span text:style-name="T39">(</text:span><text:span text:style-name="T41">"setterInjectedGreetingService"</text:span><text:span text:style-name="T39">)</text:span><text:span text:style-name="T39"><text:line-break/></text:span><text:span text:style-name="T39"> <text:s text:c="2"/></text:span><text:span text:style-name="T40">@Autowired</text:span><text:span text:style-name="T40"><text:line-break/></text:span><text:span text:style-name="T40"> <text:s text:c="3"/></text:span><text:span text:style-name="T38">public void </text:span><text:span text:style-name="T42">setGreetingService</text:span><text:span text:style-name="T39">(GreetingService greetingService) {</text:span><text:span text:style-name="T39"><text:line-break/></text:span><text:span text:style-name="T39"> <text:s text:c="7"/></text:span><text:span text:style-name="T38">this</text:span><text:span text:style-name="T39">.</text:span><text:span text:style-name="T43">greetingService </text:span><text:span text:style-name="T39">= greetingService</text:span><text:span text:style-name="T38">;</text:span><text:span text:style-name="T38"><text:line-break/></text:span><text:span text:style-name="T38"> <text:s text:c="3"/></text:span><text:span text:style-name="T39">}</text:span><text:span text:style-name="T39"><text:line-break/></text:span><text:span text:style-name="T39"><text:line-break/></text:span><text:span text:style-name="T39"> <text:s text:c="3"/></text:span><text:span text:style-name="T38">public </text:span><text:span text:style-name="T39">String </text:span><text:span text:style-name="T42">getGreeting</text:span><text:span text:style-name="T39">(){</text:span><text:span text:style-name="T39"><text:line-break/></text:span><text:span text:style-name="T39"> <text:s text:c="7"/></text:span><text:span text:style-name="T38">return </text:span><text:span text:style-name="T43">greetingService</text:span><text:span text:style-name="T39">.sayGreeting()</text:span><text:span text:style-name="T38">;</text:span><text:span text:style-name="T38"><text:line-break/></text:span><text:span text:style-name="T38"> <text:s text:c="3"/></text:span><text:span text:style-name="T39">}</text:span><text:span text:style-name="T39"><text:line-break/></text:span><text:span text:style-name="T39"><text:line-break/></text:span><text:span text:style-name="T39"><text:line-break/></text:span><text:span text:style-name="T39">}</text:span><text:span text:style-name="T39"><text:line-break/></text:span><text:span text:style-name="T39"/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><draw:frame text:anchor-type="paragraph" draw:z-index="18" draw:name="Shape18" draw:style-name="gr13" draw:text-style-name="P106" svg:width="17.017cm" svg:height="4.945cm" svg:x="-0.448cm" svg:y="0.058cm"><draw:text-box><text:p text:style-name="P104"><text:span text:style-name="T38">package </text:span><text:span text:style-name="T39">guru.springframework.sfgdi.services</text:span><text:span text:style-name="T38">;</text:span><text:span text:style-name="T38"><text:line-break/></text:span><text:span text:style-name="T38"><text:line-break/></text:span><text:span text:style-name="T38">import </text:span><text:span text:style-name="T39">org.springframework.stereotype.</text:span><text:span text:style-name="T40">Service</text:span><text:span text:style-name="T38">;</text:span><text:span text:style-name="T38"><text:line-break/></text:span><text:span text:style-name="T38"><text:line-break/></text:span><text:span text:style-name="T40">@Service</text:span><text:span text:style-name="T40"><text:line-break/></text:span><text:span text:style-name="T38">public class </text:span><text:span text:style-name="T39">SetterInjectedGreetingService </text:span><text:span text:style-name="T38">implements </text:span><text:span text:style-name="T39">GreetingService{</text:span><text:span text:style-name="T39"><text:line-break/></text:span><text:span text:style-name="T39"> <text:s text:c="3"/></text:span><text:span text:style-name="T40">@Override</text:span><text:span text:style-name="T40"><text:line-break/></text:span><text:span text:style-name="T40"> <text:s text:c="3"/></text:span><text:span text:style-name="T38">public </text:span><text:span text:style-name="T39">String </text:span><text:span text:style-name="T42">sayGreeting</text:span><text:span text:style-name="T39">() {</text:span><text:span text:style-name="T39"><text:line-break/></text:span><text:span text:style-name="T39"> <text:s text:c="7"/></text:span><text:span text:style-name="T38">return </text:span><text:span text:style-name="T41">"Hello world - Setter"</text:span><text:span text:style-name="T38">;</text:span><text:span text:style-name="T38"><text:line-break/></text:span><text:span text:style-name="T38"> <text:s text:c="3"/></text:span><text:span text:style-name="T39">}</text:span><text:span text:style-name="T39"><text:line-break/></text:span><text:span text:style-name="T39">}</text:span><text:span text:style-name="T39"><text:line-break/></text:span><text:span text:style-name="T39"/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Lesson 37 Primary Beans</text:p>
      <text:p text:style-name="P33"/>
      <text:p text:style-name="P53">If you ommit the @Qualifier tag and use the @Primary tag, it will tell</text:p>
      <text:p text:style-name="P53">the Framework to usew this Service as a Primary bean when it </text:p>
      <text:p text:style-name="P53">needs to call one among many.</text:p>
      <text:p text:style-name="P35"/>
      <text:p text:style-name="P35"/>
      <text:p text:style-name="P35"><draw:frame text:anchor-type="paragraph" draw:z-index="22" draw:name="Shape22" draw:style-name="gr9" draw:text-style-name="P107" svg:width="16.207cm" svg:height="2.73cm" svg:x="-0.067cm" svg:y="0.086cm"><draw:text-box><text:p text:style-name="P104"><text:span text:style-name="T40">@Primary</text:span><text:span text:style-name="T40"><text:line-break/></text:span><text:span text:style-name="T40">@Service</text:span><text:span text:style-name="T40"><text:line-break/></text:span><text:span text:style-name="T38">public class </text:span><text:span text:style-name="T39">PrimaryGreetingService </text:span><text:span text:style-name="T38">implements </text:span><text:span text:style-name="T39">GreetingService{</text:span>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8">Code below of example</text:p>
      <text:p text:style-name="P35"/>
      <text:p text:style-name="P35"><draw:frame text:anchor-type="paragraph" draw:z-index="23" draw:name="Shape23" draw:style-name="gr8" draw:text-style-name="P106" svg:width="12.9cm" svg:height="4.112cm" svg:x="0.065cm" svg:y="0.321cm"><draw:text-box><text:p text:style-name="P104"><text:span text:style-name="T38">package </text:span><text:span text:style-name="T39">guru.springframework.sfgdi.services</text:span><text:span text:style-name="T38">;</text:span><text:span text:style-name="T38"><text:line-break/></text:span><text:span text:style-name="T38"><text:line-break/></text:span><text:span text:style-name="T38">import </text:span><text:span text:style-name="T39">org.springframework.stereotype.</text:span><text:span text:style-name="T40">Service</text:span><text:span text:style-name="T38">;</text:span><text:span text:style-name="T38"><text:line-break/></text:span><text:span text:style-name="T38"><text:line-break/></text:span><text:span text:style-name="T38"><text:line-break/></text:span><text:span text:style-name="T38">public interface </text:span><text:span text:style-name="T39">GreetingService {</text:span><text:span text:style-name="T39"><text:line-break/></text:span><text:span text:style-name="T39"><text:line-break/></text:span><text:span text:style-name="T39"> <text:s text:c="3"/>String </text:span><text:span text:style-name="T42">sayGreeting</text:span><text:span text:style-name="T39">()</text:span><text:span text:style-name="T38">;</text:span><text:span text:style-name="T38"><text:line-break/></text:span><text:span text:style-name="T39">}</text:span><text:span text:style-name="T39"><text:line-break/></text:span><text:span text:style-name="T39"/>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text:anchor-type="paragraph" draw:z-index="24" draw:name="Shape24" draw:style-name="gr7" draw:text-style-name="P107" svg:width="17.084cm" svg:height="8.222cm" svg:x="-0.15cm" svg:y="0.347cm"><draw:text-box><text:p text:style-name="P104"><text:span text:style-name="T38">package </text:span><text:span text:style-name="T39">guru.springframework.sfgdi.services</text:span><text:span text:style-name="T38">;</text:span><text:span text:style-name="T38"><text:line-break/></text:span><text:span text:style-name="T38"><text:line-break/></text:span><text:span text:style-name="T38">import </text:span><text:span text:style-name="T39">org.springframework.context.annotation.</text:span><text:span text:style-name="T40">Primary</text:span><text:span text:style-name="T38">;</text:span><text:span text:style-name="T38"><text:line-break/></text:span><text:span text:style-name="T38">import </text:span><text:span text:style-name="T39">org.springframework.stereotype.</text:span><text:span text:style-name="T40">Service</text:span><text:span text:style-name="T38">;</text:span><text:span text:style-name="T38"><text:line-break/></text:span><text:span text:style-name="T38"><text:line-break/></text:span><text:span text:style-name="T44">/*</text:span><text:span text:style-name="T44"><text:line-break/></text:span><text:span text:style-name="T44">Indicates that a bean should be given preference when multiple candidates</text:span><text:span text:style-name="T44"><text:line-break/></text:span><text:span text:style-name="T44">are qualified to autowire a single-valued dependency.</text:span><text:span text:style-name="T44"><text:line-break/></text:span><text:span text:style-name="T44">If exactly one 'primary' bean exists among the candidates,</text:span><text:span text:style-name="T44"><text:line-break/></text:span><text:span text:style-name="T44">it will be the autowired value.</text:span><text:span text:style-name="T44"><text:line-break/></text:span><text:span text:style-name="T44"> */</text:span><text:span text:style-name="T44"><text:line-break/></text:span><text:span text:style-name="T40">@Primary</text:span><text:span text:style-name="T40"><text:line-break/></text:span><text:span text:style-name="T40">@Service</text:span><text:span text:style-name="T40"><text:line-break/></text:span><text:span text:style-name="T38">public class </text:span><text:span text:style-name="T39">PrimaryGreetingService </text:span><text:span text:style-name="T38">implements </text:span><text:span text:style-name="T39">GreetingService{</text:span><text:span text:style-name="T39"><text:line-break/></text:span><text:span text:style-name="T39"> <text:s text:c="3"/></text:span><text:span text:style-name="T40">@Override</text:span><text:span text:style-name="T40"><text:line-break/></text:span><text:span text:style-name="T40"> <text:s text:c="3"/></text:span><text:span text:style-name="T38">public </text:span><text:span text:style-name="T39">String </text:span><text:span text:style-name="T42">sayGreeting</text:span><text:span text:style-name="T39">() {</text:span><text:span text:style-name="T39"><text:line-break/></text:span><text:span text:style-name="T39"> <text:s text:c="7"/></text:span><text:span text:style-name="T38">return </text:span><text:span text:style-name="T41">"Hello world from Primary Bean"</text:span><text:span text:style-name="T38">;</text:span><text:span text:style-name="T38"><text:line-break/></text:span><text:span text:style-name="T38"> <text:s text:c="3"/></text:span><text:span text:style-name="T39">}</text:span><text:span text:style-name="T39"><text:line-break/></text:span><text:span text:style-name="T39">}</text:span><text:span text:style-name="T39"><text:line-break/></text:span><text:span text:style-name="T39"/>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6">*Note below Controller has no @Qualifier só it will use the Primary bean service</text:p>
      <text:p text:style-name="P36"/>
      <text:p text:style-name="P36"><draw:frame text:anchor-type="paragraph" draw:z-index="25" draw:name="Shape25" draw:style-name="gr7" draw:text-style-name="P107" svg:width="17.347cm" svg:height="8.222cm" svg:x="0.231cm" svg:y="0.132cm"><draw:text-box><text:p text:style-name="P104"><text:span text:style-name="T38">package </text:span><text:span text:style-name="T39">guru.springframework.sfgdi.controllers</text:span><text:span text:style-name="T38">;</text:span><text:span text:style-name="T38"><text:line-break/></text:span><text:span text:style-name="T38"><text:line-break/></text:span><text:span text:style-name="T38">import </text:span><text:span text:style-name="T39">guru.springframework.sfgdi.services.GreetingService</text:span><text:span text:style-name="T38">;</text:span><text:span text:style-name="T38"><text:line-break/></text:span><text:span text:style-name="T38">import </text:span><text:span text:style-name="T39">org.springframework.stereotype.</text:span><text:span text:style-name="T40">Controller</text:span><text:span text:style-name="T38">;</text:span><text:span text:style-name="T38"><text:line-break/></text:span><text:span text:style-name="T38"><text:line-break/></text:span><text:span text:style-name="T44">// add as Spring managed controller</text:span><text:span text:style-name="T44"><text:line-break/></text:span><text:span text:style-name="T40">@Controller</text:span><text:span text:style-name="T40"><text:line-break/></text:span><text:span text:style-name="T38">public class </text:span><text:span text:style-name="T39">MyController {</text:span><text:span text:style-name="T39"><text:line-break/></text:span><text:span text:style-name="T39"> <text:s/></text:span><text:span text:style-name="T38">private final </text:span><text:span text:style-name="T39">GreetingService </text:span><text:span text:style-name="T43">greetingService</text:span><text:span text:style-name="T38">;</text:span><text:span text:style-name="T38"><text:line-break/></text:span><text:span text:style-name="T38"><text:line-break/></text:span><text:span text:style-name="T38"> <text:s text:c="3"/>public </text:span><text:span text:style-name="T42">MyController</text:span><text:span text:style-name="T39">(GreetingService greetingService) {</text:span><text:span text:style-name="T39"><text:line-break/></text:span><text:span text:style-name="T39"> <text:s text:c="7"/></text:span><text:span text:style-name="T38">this</text:span><text:span text:style-name="T39">.</text:span><text:span text:style-name="T43">greetingService </text:span><text:span text:style-name="T39">= greetingService</text:span><text:span text:style-name="T38">;</text:span><text:span text:style-name="T38"><text:line-break/></text:span><text:span text:style-name="T38"> <text:s text:c="3"/></text:span><text:span text:style-name="T39">}</text:span><text:span text:style-name="T39"><text:line-break/></text:span><text:span text:style-name="T39"><text:line-break/></text:span><text:span text:style-name="T39"> <text:s text:c="3"/></text:span><text:span text:style-name="T38">public </text:span><text:span text:style-name="T39">String </text:span><text:span text:style-name="T42">sayHello</text:span><text:span text:style-name="T39">(){</text:span><text:span text:style-name="T39"><text:line-break/></text:span><text:span text:style-name="T39"><text:line-break/></text:span><text:span text:style-name="T39"> <text:s text:c="7"/></text:span><text:span text:style-name="T38">return </text:span><text:span text:style-name="T43">greetingService</text:span><text:span text:style-name="T39">.sayGreeting()</text:span><text:span text:style-name="T38">;</text:span><text:span text:style-name="T38"><text:line-break/></text:span><text:span text:style-name="T38"> <text:s text:c="3"/></text:span><text:span text:style-name="T39">}</text:span><text:span text:style-name="T39"><text:line-break/></text:span><text:span text:style-name="T39">}</text:span><text:span text:style-name="T39"><text:line-break/></text:span><text:span text:style-name="T39"/></text:p></draw:text-box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66"/>
      <text:p text:style-name="P36"/>
      <text:p text:style-name="P36"><draw:frame text:anchor-type="paragraph" draw:z-index="26" draw:name="Shape26" draw:style-name="gr6" draw:text-style-name="P107" svg:width="18.474cm" svg:height="21.374cm" svg:x="0.153cm" svg:y="0.302cm"><draw:text-box><text:p text:style-name="P104"><text:span text:style-name="T38">package </text:span><text:span text:style-name="T39">guru.springframework.sfgdi</text:span><text:span text:style-name="T38">;</text:span><text:span text:style-name="T38"><text:line-break/></text:span><text:span text:style-name="T38"><text:line-break/></text:span><text:span text:style-name="T38">import </text:span><text:span text:style-name="T39">guru.springframework.sfgdi.controllers.ConstructorInjectedController</text:span><text:span text:style-name="T38">;</text:span><text:span text:style-name="T38"><text:line-break/></text:span><text:span text:style-name="T38">import </text:span><text:span text:style-name="T39">guru.springframework.sfgdi.controllers.MyController</text:span><text:span text:style-name="T38">;</text:span><text:span text:style-name="T38"><text:line-break/></text:span><text:span text:style-name="T38">import </text:span><text:span text:style-name="T39">guru.springframework.sfgdi.controllers.SetterInjectedController</text:span><text:span text:style-name="T38">;</text:span><text:span text:style-name="T38"><text:line-break/></text:span><text:span text:style-name="T38">import </text:span><text:span text:style-name="T39">guru.springframework.sfgdi.controllers.PropertyInjectionController</text:span><text:span text:style-name="T38">;</text:span><text:span text:style-name="T38"><text:line-break/></text:span><text:span text:style-name="T38">import </text:span><text:span text:style-name="T39">org.springframework.boot.SpringApplication</text:span><text:span text:style-name="T38">;</text:span><text:span text:style-name="T38"><text:line-break/></text:span><text:span text:style-name="T38">import </text:span><text:span text:style-name="T39">org.springframework.boot.autoconfigure.</text:span><text:span text:style-name="T40">SpringBootApplication</text:span><text:span text:style-name="T38">;</text:span><text:span text:style-name="T38"><text:line-break/></text:span><text:span text:style-name="T38">import </text:span><text:span text:style-name="T39">org.springframework.context.ApplicationContext</text:span><text:span text:style-name="T38">;</text:span><text:span text:style-name="T38"><text:line-break/></text:span><text:span text:style-name="T38"><text:line-break/></text:span><text:span text:style-name="T40">@SpringBootApplication</text:span><text:span text:style-name="T40"><text:line-break/></text:span><text:span text:style-name="T38">public class </text:span><text:span text:style-name="T39">SfgDiApplication {</text:span><text:span text:style-name="T39"><text:line-break/></text:span><text:span text:style-name="T39"><text:line-break/></text:span><text:span text:style-name="T39"><text:tab/></text:span><text:span text:style-name="T38">public static void </text:span><text:span text:style-name="T42">main</text:span><text:span text:style-name="T39">(String[] args) {</text:span><text:span text:style-name="T39"><text:line-break/></text:span><text:span text:style-name="T39"><text:line-break/></text:span><text:span text:style-name="T39"><text:tab/></text:span><text:span text:style-name="T39"><text:tab/></text:span><text:span text:style-name="T44">//SpringApplication.run(SfgDiApplication.class, args);</text:span><text:span text:style-name="T44"><text:line-break/></text:span><text:span text:style-name="T44"><text:tab/></text:span><text:span text:style-name="T44"><text:tab/></text:span><text:span text:style-name="T44">// return a context from the application</text:span><text:span text:style-name="T44"><text:line-break/></text:span><text:span text:style-name="T44"><text:tab/></text:span><text:span text:style-name="T44"><text:tab/></text:span><text:span text:style-name="T39">ApplicationContext ctx = </text:span><text:span text:style-name="T39">SpringApplication.</text:span><text:span text:style-name="T45">run</text:span><text:span text:style-name="T39">(SfgDiApplication.</text:span><text:span text:style-name="T38">class, </text:span><text:span text:style-name="T39">args)</text:span><text:span text:style-name="T38">;</text:span><text:span text:style-name="T38"><text:line-break/></text:span><text:span text:style-name="T38"><text:tab/></text:span><text:span text:style-name="T38"> <text:s text:c="3"/></text:span><text:span text:style-name="T44">/*</text:span><text:span text:style-name="T44"><text:line-break/></text:span><text:span text:style-name="T44"><text:tab/></text:span><text:span text:style-name="T44"> <text:s text:c="6"/>return a reference to the controller from the context</text:span><text:span text:style-name="T44"><text:line-break/></text:span><text:span text:style-name="T44"><text:tab/></text:span><text:span text:style-name="T44"> <text:s text:c="6"/>by default the name is the same, bu starts with lowercase</text:span><text:span text:style-name="T44"><text:line-break/></text:span><text:span text:style-name="T44"><text:tab/></text:span><text:span text:style-name="T44"> <text:s text:c="6"/>Must cast as it's an Object type returned</text:span><text:span text:style-name="T44"><text:line-break/></text:span><text:span text:style-name="T44"><text:tab/></text:span><text:span text:style-name="T44"> <text:s text:c="4"/>*/</text:span><text:span text:style-name="T44"><text:line-break/></text:span><text:span text:style-name="T44"><text:tab/></text:span><text:span text:style-name="T44"><text:tab/></text:span><text:span text:style-name="T39">MyController myController = </text:span><text:span text:style-name="T39">(MyController)ctx.getBean(</text:span><text:span text:style-name="T41">"myController"</text:span><text:span text:style-name="T39">)</text:span><text:span text:style-name="T38">;</text:span><text:span text:style-name="T38"><text:line-break/></text:span><text:span text:style-name="T38"><text:line-break/></text:span><text:span text:style-name="T38"><text:tab/></text:span><text:span text:style-name="T38"><text:tab/></text:span><text:span text:style-name="T39">System.</text:span><text:span text:style-name="T46">out</text:span><text:span text:style-name="T39">.println(</text:span><text:span text:style-name="T41">"------ Primary Bean"</text:span><text:span text:style-name="T39">)</text:span><text:span text:style-name="T38">;</text:span><text:span text:style-name="T38"><text:line-break/></text:span><text:span text:style-name="T38"><text:tab/></text:span><text:span text:style-name="T38"><text:tab/></text:span><text:span text:style-name="T39">System.</text:span><text:span text:style-name="T46">out</text:span><text:span text:style-name="T39">.println(myController.sayHello())</text:span><text:span text:style-name="T38">;</text:span><text:span text:style-name="T38"><text:line-break/></text:span><text:span text:style-name="T38"><text:line-break/></text:span><text:span text:style-name="T38"><text:tab/></text:span><text:span text:style-name="T38"><text:tab/></text:span><text:span text:style-name="T44">/*</text:span><text:span text:style-name="T44"><text:line-break/></text:span><text:span text:style-name="T44"><text:tab/></text:span><text:span text:style-name="T44"><text:tab/></text:span><text:span text:style-name="T44"> <text:s/>example of Spring managed dependency injections</text:span><text:span text:style-name="T44"><text:line-break/></text:span><text:span text:style-name="T44"><text:tab/></text:span><text:span text:style-name="T44"><text:tab/></text:span><text:span text:style-name="T44"> <text:s/>One needs to add the tags in the Controllers and Service </text:span><text:span text:style-name="T44">classes/interfaces</text:span><text:span text:style-name="T44"><text:line-break/></text:span><text:span text:style-name="T44"><text:line-break/></text:span><text:span text:style-name="T44"><text:tab/></text:span><text:span text:style-name="T44"><text:tab/></text:span><text:span text:style-name="T44"> */</text:span><text:span text:style-name="T44"><text:line-break/></text:span><text:span text:style-name="T44"><text:line-break/></text:span><text:span text:style-name="T44"><text:tab/></text:span><text:span text:style-name="T44"><text:tab/></text:span><text:span text:style-name="T39">System.</text:span><text:span text:style-name="T46">out</text:span><text:span text:style-name="T39">.println(</text:span><text:span text:style-name="T41">"------ Property"</text:span><text:span text:style-name="T39">)</text:span><text:span text:style-name="T38">;</text:span><text:span text:style-name="T38"><text:line-break/></text:span><text:span text:style-name="T38"><text:tab/></text:span><text:span text:style-name="T38"><text:tab/></text:span><text:span text:style-name="T39">PropertyInjectionController propertyInjectionController = </text:span><text:span text:style-name="T39">(PropertyInjectionController) ctx.getBean(</text:span><text:span text:style-name="T41">"propertyInjectionController"</text:span><text:span text:style-name="T39">)</text:span><text:span text:style-name="T38">;</text:span><text:span text:style-name="T38"><text:line-break/></text:span><text:span text:style-name="T38"><text:tab/></text:span><text:span text:style-name="T38"><text:tab/></text:span><text:span text:style-name="T39">System.</text:span><text:span text:style-name="T46">out</text:span><text:span text:style-name="T39">.println(propertyInjectionController.getGreeting())</text:span><text:span text:style-name="T38">;</text:span><text:span text:style-name="T38"><text:line-break/></text:span><text:span text:style-name="T38"><text:line-break/></text:span><text:span text:style-name="T38"><text:tab/></text:span><text:span text:style-name="T38"><text:tab/></text:span><text:span text:style-name="T39">System.</text:span><text:span text:style-name="T46">out</text:span><text:span text:style-name="T39">.println(</text:span><text:span text:style-name="T41">"--------- Setter"</text:span><text:span text:style-name="T39">)</text:span><text:span text:style-name="T38">;</text:span><text:span text:style-name="T38"><text:line-break/></text:span><text:span text:style-name="T38"><text:tab/></text:span><text:span text:style-name="T38"><text:tab/></text:span><text:span text:style-name="T39">SetterInjectedController setterInjectedController = </text:span><text:span text:style-name="T39">(SetterInjectedController) ctx.getBean(</text:span><text:span text:style-name="T41">"setterInjectedController"</text:span><text:span text:style-name="T39">)</text:span><text:span text:style-name="T38">;</text:span><text:span text:style-name="T38"><text:line-break/></text:span><text:span text:style-name="T38"><text:tab/></text:span><text:span text:style-name="T38"><text:tab/></text:span><text:span text:style-name="T39">System.</text:span><text:span text:style-name="T46">out</text:span><text:span text:style-name="T39">.println(setterInjectedController.getGreeting())</text:span><text:span text:style-name="T38">;</text:span><text:span text:style-name="T38"><text:line-break/></text:span><text:span text:style-name="T38"><text:line-break/></text:span><text:span text:style-name="T38"><text:tab/></text:span><text:span text:style-name="T38"><text:tab/></text:span><text:span text:style-name="T39">System.</text:span><text:span text:style-name="T46">out</text:span><text:span text:style-name="T39">.println(</text:span><text:span text:style-name="T41">"-------- Constructor" </text:span><text:span text:style-name="T39">)</text:span><text:span text:style-name="T38">;</text:span><text:span text:style-name="T38"><text:line-break/></text:span><text:span text:style-name="T38"><text:tab/></text:span><text:span text:style-name="T38"><text:tab/></text:span><text:span text:style-name="T39">ConstructorInjectedController constructorInjectedController = </text:span><text:span text:style-name="T39">(ConstructorInjectedController) ctx.getBean(</text:span><text:span text:style-name="T41">"constructorInjectedController"</text:span><text:span text:style-name="T39">)</text:span><text:span text:style-name="T38">;</text:span><text:span text:style-name="T38"><text:line-break/></text:span><text:span text:style-name="T38"><text:tab/></text:span><text:span text:style-name="T38"><text:tab/></text:span><text:span text:style-name="T39">System.</text:span><text:span text:style-name="T46">out</text:span><text:span text:style-name="T39">.println(constructorInjectedController.getGreeting())</text:span><text:span text:style-name="T38">;</text:span><text:span text:style-name="T38"><text:line-break/></text:span><text:span text:style-name="T38"><text:tab/></text:span><text:span text:style-name="T39">}</text:span><text:span text:style-name="T39"><text:line-break/></text:span><text:span text:style-name="T39"><text:line-break/></text:span><text:span text:style-name="T39">}</text:span><text:span text:style-name="T39"><text:line-break/></text:span><text:span text:style-name="T39"/></text:p></draw:text-box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67">Spring Profiles- Lesson 38</text:p>
      <text:p text:style-name="P34"/>
      <text:p text:style-name="P39">It allows one to have beans in your configu<text:span text:style-name="T30">ra</text:span>tion that will take on different characteristics.</text:p>
      <text:p text:style-name="P39"/>
      <text:p text:style-name="P39">Example.</text:p>
      <text:p text:style-name="P39">You could be running H2 database in your development environment</text:p>
      <text:p text:style-name="P39">and MySQL in your production environment.</text:p>
      <text:p text:style-name="P39"/>
      <text:p text:style-name="P39">You are controlling the SQL beans with a specific profile.</text:p>
      <text:p text:style-name="P39">It’s one of the most commonly used features of dependency injection in the Spring Framework.</text:p>
      <text:p text:style-name="P54">Profiles allow you to control your Spring application in different runtime environments.</text:p>
      <text:p text:style-name="P54">It allows your Spring application to behave differently by using Inversion of Control.</text:p>
      <text:p text:style-name="P39"/>
      <text:p text:style-name="P39">Inversion of Control</text:p>
      <text:p text:style-name="P39">• Inversion of Control - aka IoC</text:p>
      <text:p text:style-name="P39">• Is a technique to allow dependencies to be injected at runtime</text:p>
      <text:p text:style-name="P39">• Dependencies are not predetermined</text:p>
      <text:p text:style-name="P39">• Allows the framework to compose the application by controlling which implementation is</text:p>
      <text:p text:style-name="P39">injected</text:p>
      <text:p text:style-name="P39">• Example - H2 in memory data source or MySQL data source</text:p>
      <text:p text:style-name="P39"/>
      <text:p text:style-name="P54"/>
      <text:p text:style-name="P55">Your Spring Application will act acording to the active Profile. (Set in Applications properties File)</text:p>
      <text:p text:style-name="P40"/>
      <text:p text:style-name="P40"/>
      <text:p text:style-name="P41">Application.properties</text:p>
      <text:p text:style-name="P41"/>
      <text:p text:style-name="P41"><text:span text:style-name="T4">spring.profiles.active</text:span><text:span text:style-name="T11">=</text:span><text:span text:style-name="T15">PT</text:span></text:p>
      <text:p text:style-name="P49"/>
      <text:p text:style-name="P49">in the Service classes</text:p>
      <text:p text:style-name="P49"/>
      <text:p text:style-name="P41"><text:span text:style-name="T9">@Profile</text:span><text:span text:style-name="T6">(</text:span><text:span text:style-name="T15">"ES"</text:span><text:span text:style-name="T6">)</text:span><text:line-break/><text:span text:style-name="T9">@Service</text:span><text:span text:style-name="T6">(</text:span><text:span text:style-name="T15">"I18nService"</text:span><text:span text:style-name="T6">)</text:span><text:line-break/><text:span text:style-name="T4">public class </text:span><text:span text:style-name="T6">I18nSpanishGreetingService </text:span><text:span text:style-name="T4">implements </text:span><text:span text:style-name="T6">GreetingService{</text:span></text:p>
      <text:p text:style-name="P49"/>
      <text:p text:style-name="P49"/>
      <text:p text:style-name="P49">in the Controller</text:p>
      <text:p text:style-name="P49"/>
      <text:p text:style-name="P41"><text:span text:style-name="T9">@Controller</text:span><text:line-break/><text:span text:style-name="T4">public class </text:span><text:span text:style-name="T6">I18nController {</text:span><text:line-break/><text:line-break/><text:span text:style-name="T6"> <text:s text:c="3"/></text:span><text:span text:style-name="T4">private final </text:span><text:span text:style-name="T6">GreetingService </text:span><text:span text:style-name="T27">greetingService</text:span><text:span text:style-name="T4">;</text:span><text:line-break/><text:line-break/><text:span text:style-name="T4"> <text:s text:c="3"/>public </text:span><text:span text:style-name="T13">I18nController</text:span><text:span text:style-name="T6">(</text:span><text:span text:style-name="T9">@Qualifier</text:span><text:span text:style-name="T6">(</text:span><text:span text:style-name="T15">"I18nService"</text:span><text:span text:style-name="T6">) GreetingService greetingService) {</text:span><text:line-break/><text:span text:style-name="T6"> <text:s text:c="7"/></text:span><text:span text:style-name="T4">this</text:span><text:span text:style-name="T6">.</text:span><text:span text:style-name="T27">greetingService </text:span><text:span text:style-name="T6">= greetingService</text:span><text:span text:style-name="T4">;</text:span><text:line-break/><text:span text:style-name="T4"> <text:s text:c="3"/></text:span><text:span text:style-name="T6">}</text:span></text:p>
      <text:p text:style-name="P50"/>
      <text:p text:style-name="P51">In the Main method</text:p>
      <text:p text:style-name="P51"/>
      <text:p text:style-name="P42"><text:span text:style-name="T4">public static void </text:span><text:span text:style-name="T13">main</text:span><text:span text:style-name="T6">(String[] args) {</text:span><text:line-break/><text:line-break/><text:span text:style-name="T6"><text:tab/></text:span><text:span text:style-name="T11">//SpringApplication.run(SfgDiApplication.class, args);</text:span><text:line-break/><text:span text:style-name="T11"><text:tab/>// return a context from the application</text:span><text:line-break/><text:span text:style-name="T11"><text:tab/></text:span><text:span text:style-name="T6">ApplicationContext ctx = SpringApplication.</text:span><text:span text:style-name="T7">run</text:span><text:span text:style-name="T6">(SfgDiApplication.</text:span><text:span text:style-name="T4">class, </text:span><text:span text:style-name="T6">args)</text:span><text:span text:style-name="T4">;</text:span><text:line-break/><text:line-break/><text:span text:style-name="T4"><text:tab/></text:span><text:span text:style-name="T6">I18nController i18nController= (I18nController) ctx.getBean(</text:span><text:span text:style-name="T15">"i18nController"</text:span><text:span text:style-name="T6">)</text:span><text:span text:style-name="T4">;</text:span><text:line-break/><text:span text:style-name="T4"><text:tab/></text:span><text:span text:style-name="T6">System.</text:span><text:span text:style-name="T28">out</text:span><text:span text:style-name="T6">.println(i18nController.sayHello())</text:span><text:span text:style-name="T4">;</text:span></text:p>
      <text:p text:style-name="P51"/>
      <text:p text:style-name="P70"/>
      <text:p text:style-name="P42"/>
      <text:p text:style-name="P42"/>
      <text:p text:style-name="P42"/>
      <text:p text:style-name="P51"/>
      <text:p text:style-name="P49"/>
      <text:p text:style-name="P49"/>
      <text:p text:style-name="P41"/>
      <text:p text:style-name="P41"/>
      <text:p text:style-name="P41"/>
      <text:p text:style-name="P41"><draw:frame text:anchor-type="paragraph" draw:z-index="27" draw:name="Shape27" draw:style-name="gr5" draw:text-style-name="P106" svg:width="16.382cm" svg:height="8.395cm" svg:x="-0.183cm" svg:y="0.085cm"><draw:text-box><text:p text:style-name="P104"><text:span text:style-name="T38">package </text:span><text:span text:style-name="T39">guru.springframework.sfgdi.controllers</text:span><text:span text:style-name="T38">;</text:span><text:span text:style-name="T38"><text:line-break/></text:span><text:span text:style-name="T38"><text:line-break/></text:span><text:span text:style-name="T38">import </text:span><text:span text:style-name="T39">guru.springframework.sfgdi.services.GreetingService</text:span><text:span text:style-name="T38">;</text:span><text:span text:style-name="T38"><text:line-break/></text:span><text:span text:style-name="T38">import </text:span><text:span text:style-name="T39">org.springframework.beans.factory.annotation.</text:span><text:span text:style-name="T40">Qualifier</text:span><text:span text:style-name="T38">;</text:span><text:span text:style-name="T38"><text:line-break/></text:span><text:span text:style-name="T38">import </text:span><text:span text:style-name="T39">org.springframework.stereotype.</text:span><text:span text:style-name="T40">Controller</text:span><text:span text:style-name="T38">;</text:span><text:span text:style-name="T38"><text:line-break/></text:span><text:span text:style-name="T38"><text:line-break/></text:span><text:span text:style-name="T40">@Controller</text:span><text:span text:style-name="T40"><text:line-break/></text:span><text:span text:style-name="T38">public class </text:span><text:span text:style-name="T39">I18nController {</text:span><text:span text:style-name="T39"><text:line-break/></text:span><text:span text:style-name="T39"><text:line-break/></text:span><text:span text:style-name="T39"> <text:s text:c="3"/></text:span><text:span text:style-name="T38">private final </text:span><text:span text:style-name="T39">GreetingService </text:span><text:span text:style-name="T43">greetingService</text:span><text:span text:style-name="T38">;</text:span><text:span text:style-name="T38"><text:line-break/></text:span><text:span text:style-name="T38"><text:line-break/></text:span><text:span text:style-name="T38"> <text:s text:c="3"/>public </text:span><text:span text:style-name="T42">I18nController</text:span><text:span text:style-name="T39">(</text:span><text:span text:style-name="T40">@Qualifier</text:span><text:span text:style-name="T39">(</text:span><text:span text:style-name="T41">"I18nService"</text:span><text:span text:style-name="T39">) GreetingService </text:span><text:span text:style-name="T39">greetingService) {</text:span><text:span text:style-name="T39"><text:line-break/></text:span><text:span text:style-name="T39"> <text:s text:c="7"/></text:span><text:span text:style-name="T38">this</text:span><text:span text:style-name="T39">.</text:span><text:span text:style-name="T43">greetingService </text:span><text:span text:style-name="T39">= greetingService</text:span><text:span text:style-name="T38">;</text:span><text:span text:style-name="T38"><text:line-break/></text:span><text:span text:style-name="T38"> <text:s text:c="3"/></text:span><text:span text:style-name="T39">}</text:span><text:span text:style-name="T39"><text:line-break/></text:span><text:span text:style-name="T39"><text:line-break/></text:span><text:span text:style-name="T39"> <text:s text:c="3"/></text:span><text:span text:style-name="T38">public </text:span><text:span text:style-name="T39">String </text:span><text:span text:style-name="T42">sayHello</text:span><text:span text:style-name="T39">(){</text:span><text:span text:style-name="T39"><text:line-break/></text:span><text:span text:style-name="T39"> <text:s text:c="7"/></text:span><text:span text:style-name="T38">return </text:span><text:span text:style-name="T43">greetingService</text:span><text:span text:style-name="T39">.sayGreeting()</text:span><text:span text:style-name="T38">;</text:span><text:span text:style-name="T38"><text:line-break/></text:span><text:span text:style-name="T38"> <text:s text:c="3"/></text:span><text:span text:style-name="T39">}</text:span><text:span text:style-name="T39"><text:line-break/></text:span><text:span text:style-name="T39">}</text:span><text:span text:style-name="T39"><text:line-break/></text:span><text:span text:style-name="T39"/>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text:anchor-type="paragraph" draw:z-index="28" draw:name="Shape28" draw:style-name="gr4" draw:text-style-name="P106" svg:width="18.978cm" svg:height="6.167cm" svg:x="-1.314cm" svg:y="0.305cm"><draw:text-box><text:p text:style-name="P104"><text:span text:style-name="T38">package </text:span><text:span text:style-name="T39">guru.springframework.sfgdi.services</text:span><text:span text:style-name="T38">;</text:span><text:span text:style-name="T38"><text:line-break/></text:span><text:span text:style-name="T38"><text:line-break/></text:span><text:span text:style-name="T38">import </text:span><text:span text:style-name="T39">org.springframework.context.annotation.</text:span><text:span text:style-name="T40">Profile</text:span><text:span text:style-name="T38">;</text:span><text:span text:style-name="T38"><text:line-break/></text:span><text:span text:style-name="T38">import </text:span><text:span text:style-name="T39">org.springframework.stereotype.</text:span><text:span text:style-name="T40">Service</text:span><text:span text:style-name="T38">;</text:span><text:span text:style-name="T38"><text:line-break/></text:span><text:span text:style-name="T38"><text:line-break/></text:span><text:span text:style-name="T40">@Profile</text:span><text:span text:style-name="T39">(</text:span><text:span text:style-name="T41">"EN"</text:span><text:span text:style-name="T39">)</text:span><text:span text:style-name="T39"><text:line-break/></text:span><text:span text:style-name="T40">@Service</text:span><text:span text:style-name="T39">(</text:span><text:span text:style-name="T41">"I18nService"</text:span><text:span text:style-name="T39">)</text:span><text:span text:style-name="T39"><text:line-break/></text:span><text:span text:style-name="T38">public class </text:span><text:span text:style-name="T39">I18NEnglishGreetingService </text:span><text:span text:style-name="T38">implements </text:span><text:span text:style-name="T39">GreetingService{</text:span><text:span text:style-name="T39"><text:line-break/></text:span><text:span text:style-name="T39"> <text:s text:c="3"/></text:span><text:span text:style-name="T40">@Override</text:span><text:span text:style-name="T40"><text:line-break/></text:span><text:span text:style-name="T40"> <text:s text:c="3"/></text:span><text:span text:style-name="T38">public </text:span><text:span text:style-name="T39">String </text:span><text:span text:style-name="T42">sayGreeting</text:span><text:span text:style-name="T39">() {</text:span><text:span text:style-name="T39"><text:line-break/></text:span><text:span text:style-name="T39"> <text:s text:c="7"/></text:span><text:span text:style-name="T38">return </text:span><text:span text:style-name="T41">"Hello world"</text:span><text:span text:style-name="T38">;</text:span><text:span text:style-name="T38"><text:line-break/></text:span><text:span text:style-name="T38"> <text:s text:c="3"/></text:span><text:span text:style-name="T39">}</text:span><text:span text:style-name="T39"><text:line-break/></text:span><text:span text:style-name="T39">}</text:span><text:span text:style-name="T39"><text:line-break/></text:span><text:span text:style-name="T39"/></text:p><text:p text:style-name="P104"><text:span text:style-name="T39"/>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text:anchor-type="paragraph" draw:z-index="29" draw:name="Shape29" draw:style-name="gr3" draw:text-style-name="P106" svg:width="16.982cm" svg:height="6.014cm" svg:x="-0.808cm" svg:y="2.909cm"><draw:text-box><text:p text:style-name="P104"><text:span text:style-name="T38">package </text:span><text:span text:style-name="T39">guru.springframework.sfgdi.services</text:span><text:span text:style-name="T38">;</text:span><text:span text:style-name="T38"><text:line-break/></text:span><text:span text:style-name="T38"><text:line-break/></text:span><text:span text:style-name="T38">import </text:span><text:span text:style-name="T39">org.springframework.context.annotation.</text:span><text:span text:style-name="T40">Profile</text:span><text:span text:style-name="T38">;</text:span><text:span text:style-name="T38"><text:line-break/></text:span><text:span text:style-name="T38">import </text:span><text:span text:style-name="T39">org.springframework.stereotype.</text:span><text:span text:style-name="T40">Service</text:span><text:span text:style-name="T38">;</text:span><text:span text:style-name="T38"><text:line-break/></text:span><text:span text:style-name="T38"><text:line-break/></text:span><text:span text:style-name="T40">@Profile</text:span><text:span text:style-name="T39">(</text:span><text:span text:style-name="T41">"PT"</text:span><text:span text:style-name="T39">)</text:span><text:span text:style-name="T39"><text:line-break/></text:span><text:span text:style-name="T40">@Service</text:span><text:span text:style-name="T39">(</text:span><text:span text:style-name="T41">"I18nService"</text:span><text:span text:style-name="T39">)</text:span><text:span text:style-name="T39"><text:line-break/></text:span><text:span text:style-name="T38">public class </text:span><text:span text:style-name="T39">I18nPortugueseGreetingService </text:span><text:span text:style-name="T38">implements </text:span><text:span text:style-name="T39">GreetingService{</text:span><text:span text:style-name="T39"><text:line-break/></text:span><text:span text:style-name="T39"> <text:s text:c="3"/></text:span><text:span text:style-name="T40">@Override</text:span><text:span text:style-name="T40"><text:line-break/></text:span><text:span text:style-name="T40"> <text:s text:c="3"/></text:span><text:span text:style-name="T38">public </text:span><text:span text:style-name="T39">String </text:span><text:span text:style-name="T42">sayGreeting</text:span><text:span text:style-name="T39">() {</text:span><text:span text:style-name="T39"><text:line-break/></text:span><text:span text:style-name="T39"> <text:s text:c="7"/></text:span><text:span text:style-name="T38">return </text:span><text:span text:style-name="T41">"Olá Mundo"</text:span><text:span text:style-name="T38">;</text:span><text:span text:style-name="T38"><text:line-break/></text:span><text:span text:style-name="T38"> <text:s text:c="3"/></text:span><text:span text:style-name="T39">}</text:span><text:span text:style-name="T39"><text:line-break/></text:span><text:span text:style-name="T39">}</text:span><text:span text:style-name="T39"><text:line-break/></text:span><text:span text:style-name="T39"/></text:p></draw:text-box></draw:frame></text:p>
      <text:p text:style-name="P68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text:anchor-type="paragraph" draw:z-index="30" draw:name="Shape30" draw:style-name="gr2" draw:text-style-name="P106" svg:width="17.439cm" svg:height="5.756cm" svg:x="-1.362cm" svg:y="0.016cm"><draw:text-box><text:p text:style-name="P104"><text:span text:style-name="T38">package </text:span><text:span text:style-name="T39">guru.springframework.sfgdi.services</text:span><text:span text:style-name="T38">;</text:span><text:span text:style-name="T38"><text:line-break/></text:span><text:span text:style-name="T38"><text:line-break/></text:span><text:span text:style-name="T38">import </text:span><text:span text:style-name="T39">org.springframework.context.annotation.</text:span><text:span text:style-name="T40">Profile</text:span><text:span text:style-name="T38">;</text:span><text:span text:style-name="T38"><text:line-break/></text:span><text:span text:style-name="T38">import </text:span><text:span text:style-name="T39">org.springframework.stereotype.</text:span><text:span text:style-name="T40">Service</text:span><text:span text:style-name="T38">;</text:span><text:span text:style-name="T38"><text:line-break/></text:span><text:span text:style-name="T38"><text:line-break/></text:span><text:span text:style-name="T40">@Profile</text:span><text:span text:style-name="T39">(</text:span><text:span text:style-name="T41">"ES"</text:span><text:span text:style-name="T39">)</text:span><text:span text:style-name="T39"><text:line-break/></text:span><text:span text:style-name="T40">@Service</text:span><text:span text:style-name="T39">(</text:span><text:span text:style-name="T41">"I18nService"</text:span><text:span text:style-name="T39">)</text:span><text:span text:style-name="T39"><text:line-break/></text:span><text:span text:style-name="T38">public class </text:span><text:span text:style-name="T39">I18nSpanishGreetingService </text:span><text:span text:style-name="T38">implements </text:span><text:span text:style-name="T39">GreetingService{</text:span><text:span text:style-name="T39"><text:line-break/></text:span><text:span text:style-name="T39"> <text:s text:c="3"/></text:span><text:span text:style-name="T40">@Override</text:span><text:span text:style-name="T40"><text:line-break/></text:span><text:span text:style-name="T40"> <text:s text:c="3"/></text:span><text:span text:style-name="T38">public </text:span><text:span text:style-name="T39">String </text:span><text:span text:style-name="T42">sayGreeting</text:span><text:span text:style-name="T39">() {</text:span><text:span text:style-name="T39"><text:line-break/></text:span><text:span text:style-name="T39"> <text:s text:c="7"/></text:span><text:span text:style-name="T38">return </text:span><text:span text:style-name="T41">"Hola Mundo"</text:span><text:span text:style-name="T38">;</text:span><text:span text:style-name="T38"><text:line-break/></text:span><text:span text:style-name="T38"> <text:s text:c="3"/></text:span><text:span text:style-name="T39">}</text:span><text:span text:style-name="T39"><text:line-break/></text:span><text:span text:style-name="T39">}</text:span><text:span text:style-name="T39"><text:line-break/></text:span><text:span text:style-name="T39"/>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7">You can set a default Profile, só that if its not specified</text:p>
      <text:p text:style-name="P37">in the applications property , then that one will be used</text:p>
      <text:p text:style-name="P37"/>
      <text:p text:style-name="P37"/>
      <text:p text:style-name="P43">below I set the Portuguese Service class as default</text:p>
      <text:p text:style-name="P43"/>
      <text:p text:style-name="P43"><text:span text:style-name="T9">@Profile</text:span><text:span text:style-name="T6">({</text:span><text:span text:style-name="T15">"PT"</text:span><text:span text:style-name="T4">,</text:span><text:span text:style-name="T15">"default"</text:span><text:span text:style-name="T6">})</text:span><text:line-break/><text:span text:style-name="T9">@Service</text:span><text:span text:style-name="T6">(</text:span><text:span text:style-name="T15">"I18nService"</text:span><text:span text:style-name="T6">)</text:span><text:line-break/><text:span text:style-name="T4">public class </text:span><text:span text:style-name="T6">I18nPortugueseGreetingService </text:span><text:span text:style-name="T4">implements </text:span><text:span text:style-name="T6">GreetingService{</text:span></text:p>
      <text:p text:style-name="P43"/>
      <text:p text:style-name="P43"/>
      <text:p text:style-name="P44">And I commement out the properties entry</text:p>
      <text:p text:style-name="P44"/>
      <text:p text:style-name="P52">#spring.profiles.active=EN</text:p>
      <text:p text:style-name="P44"/>
      <text:p text:style-name="P44"/>
      <text:p text:style-name="P44">outpts</text:p>
      <text:p text:style-name="P44"/>
      <text:p text:style-name="P44">Olá Mundo</text:p>
      <text:p text:style-name="P44">------ Primary Bean</text:p>
      <text:p text:style-name="P44">Hello world from Primary Bean</text:p>
      <text:p text:style-name="P44">…</text:p>
      <text:p text:style-name="P44"/>
      <text:p text:style-name="P44"/>
      <text:p text:style-name="P69">Assignment 4 -Dependency injection</text:p>
      <text:p text:style-name="P45"/>
      <text:p text:style-name="P45">I made a mess of the working directory by pulling in the assignment instead of fetching and checking out.</text:p>
      <text:p text:style-name="P45"/>
      <text:p text:style-name="P45">So I re-did it by </text:p>
      <text:p text:style-name="P45"/>
      <text:p text:style-name="P45">Resetting to prev ious commit</text:p>
      <text:p text:style-name="P45">deleteing the branch</text:p>
      <text:p text:style-name="P45">and now using the fect command instead</text:p>
      <text:p text:style-name="P45"/>
      <text:p text:style-name="P45">&gt; git log –oneline</text:p>
      <text:p text:style-name="P45">&gt;git reset --hard d43e825 → to my previous work</text:p>
      <text:p text:style-name="P45">&gt;git switch default-profile → moved to previous branch and checked that all worked</text:p>
      <text:p text:style-name="P45">&gt; git branch -d di-assignment → deleted the assignment branch</text:p>
      <text:p text:style-name="P45"/>
      <text:p text:style-name="P46">Now I started over</text:p>
      <text:p text:style-name="P46">===============</text:p>
      <text:p text:style-name="P46"/>
      <text:p text:style-name="P46"/>
      <text:p text:style-name="P47">&gt;git chechout upstream/di.assignment</text:p>
      <text:p text:style-name="P47"/>
      <text:p text:style-name="P47">*****</text:p>
      <text:p text:style-name="P47">You are in 'detached HEAD' state. You can look around, make experimental</text:p>
      <text:p text:style-name="P47">changes and commit them, and you can discard any commits you make in this</text:p>
      <text:p text:style-name="P47">state without impacting any branches by switching back to a branch.</text:p>
      <text:p text:style-name="P47"/>
      <text:p text:style-name="P47">If you want to create a new branch to retain commits you create, you may</text:p>
      <text:p text:style-name="P47">do so (now or later) by using -c with the switch command. Example:</text:p>
      <text:p text:style-name="P47"/>
      <text:p text:style-name="P47"><text:s text:c="2"/>git switch -c &lt;new-branch-name&gt;</text:p>
      <text:p text:style-name="P47"/>
      <text:p text:style-name="P47">Or undo this operation with:</text:p>
      <text:p text:style-name="P47"/>
      <text:p text:style-name="P47"><text:s text:c="2"/>git switch -</text:p>
      <text:p text:style-name="P47"/>
      <text:p text:style-name="P46">****</text:p>
      <text:p text:style-name="P46"/>
      <text:p text:style-name="P47">Fix project create new local branch and add and commit and push branch to my repro</text:p>
      <text:p text:style-name="P47"/>
      <text:p text:style-name="P48">&gt; git fetch upstream di-assignment</text:p>
      <text:p text:style-name="P48">&gt;git branch -r</text:p>
      <text:p text:style-name="P48">…</text:p>
      <text:p text:style-name="P48">origin/spring-di</text:p>
      <text:p text:style-name="P48"><text:s text:c="2"/>origin/using-qualifiers</text:p>
      <text:p text:style-name="P48"><text:s text:c="2"/>upstream/di-assignment</text:p>
      <text:p text:style-name="P48"/>
      <text:p text:style-name="P48">&gt; it checkout upstream/di-assignment</text:p>
      <text:p text:style-name="P48"/>
      <text:p text:style-name="P48">Now I worked on and fixed the project</text:p>
      <text:p text:style-name="P48"/>
      <text:p text:style-name="P48">PS I dont merge as I don’t want to to change my other files / branches</text:p>
      <text:p text:style-name="P48"/>
      <text:p text:style-name="P48">&gt; git switch -c di-assignment</text:p>
      <text:p text:style-name="P48"/>
      <text:p text:style-name="P48">&gt; git add .</text:p>
      <text:p text:style-name="P48"/>
      <text:p text:style-name="P48">&gt;git status</text:p>
      <text:p text:style-name="P48"/>
      <text:p text:style-name="P48">***********</text:p>
      <text:p text:style-name="P48">On branch di-assignment</text:p>
      <text:p text:style-name="P48">Changes to be committed:</text:p>
      <text:p text:style-name="P48"><text:s text:c="2"/>(use "git restore --staged &lt;file&gt;..." to unstage)</text:p>
      <text:p text:style-name="P48"><text:s text:c="8"/>new file: <text:s text:c="2"/>.~lock.WhatIDid.odt#</text:p>
      <text:p text:style-name="P48"><text:s text:c="8"/>new file: <text:s text:c="2"/>WhatIDid.odt</text:p>
      <text:p text:style-name="P48"><text:s text:c="8"/>modified: <text:s text:c="2"/>pom.xml</text:p>
      <text:p text:style-name="P48"><text:s text:c="8"/>modified: <text:s text:c="2"/>src/main/java/guru/springframework/sfgdi/controllers/PetController.java</text:p>
      <text:p text:style-name="P48"><text:s text:c="8"/>modified: <text:s text:c="2"/>src/main/java/guru/springframework/sfgdi/services/CatPetService.java</text:p>
      <text:p text:style-name="P48"><text:s text:c="8"/>modified: <text:s text:c="2"/>src/main/java/guru/springframework/sfgdi/services/DogPetService.java</text:p>
      <text:p text:style-name="P48"><text:s text:c="8"/>modified: <text:s text:c="2"/>src/main/resources/application.properties</text:p>
      <text:p text:style-name="P48"><text:soft-page-break/>&gt; git push origin di-assignment</text:p>
      <text:p text:style-name="P48"/>
      <text:p text:style-name="P48"/>
      <text:p text:style-name="P47"/>
      <text:p text:style-name="P47"/>
      <text:p text:style-name="P47"/>
      <text:p text:style-name="P47"/>
      <text:p text:style-name="P46"/>
      <text:p text:style-name="P45"/>
      <text:p text:style-name="P45"/>
      <text:h text:style-name="P74" text:outline-level="1">Section 5 Spring Fram<text:span text:style-name="T36">e</text:span>work Configuration</text:h>
      <text:p text:style-name="P71"/>
      <text:p text:style-name="P71">• Annotation Based Configuration - Annotations introduced in Java 5</text:p>
      <text:p text:style-name="P71">• Introduced in Spring Framework 3</text:p>
      <text:p text:style-name="P71">• Spring beans found via ‘Component Scans’</text:p>
      <text:p text:style-name="P71">• A scan of packages for annotated components</text:p>
      <text:p text:style-name="P71">• Spring Beans are found via class level annotations</text:p>
      <text:p text:style-name="P71">• @Controller, @Service, @Component, @Repository</text:p>
      <text:p text:style-name="P71"/>
      <text:p text:style-name="P103">see <text:a xlink:type="simple" xlink:href="../../../../Section5_SpringFrameworkConfiguratoion/SpringConfigOptionsV2.pdf" text:style-name="Internet_20_link" text:visited-style-name="Visited_20_Internet_20_Link">notes</text:a></text:p>
      <text:p text:style-name="P72">Lesson 72 Component Scan</text:p>
      <text:p text:style-name="P72"/>
      <text:p text:style-name="P73">At times you may need to use a ja<text:span text:style-name="T35">r</text:span> etc that is not under the directory structure of your main method class. Such as you need to import another jar file etc</text:p>
      <text:p text:style-name="P71"><text:span text:style-name="T24">In such a case one uses the </text:span><text:span text:style-name="T33">@ComponentScan(basePackages = {"</text:span><text:span text:style-name="T34">current package</text:span><text:span text:style-name="T33">", "</text:span><text:span text:style-name="T34">other package</text:span><text:span text:style-name="T33">", “</text:span><text:span text:style-name="T34">other package</text:span><text:span text:style-name="T33">})</text:span></text:p>
      <text:p text:style-name="P100"/>
      <text:p text:style-name="P101">As an example I’ll create a new branchfrom di-assignment (note defferes from John’s as my Pet classes are not in my ‘life-cyle-demo’ asd I checked out the previous work on assignement só it did not merge.</text:p>
      <text:p text:style-name="P101">Now I move the Pet service to a new packeage and refacctor it.</text:p>
      <text:p text:style-name="P89">com.springframework.pets</text:p>
      <text:p text:style-name="P59"><text:span text:style-name="T31"><text:tab/></text:span><text:span text:style-name="T32">PetService.java</text:span></text:p>
      <text:p text:style-name="P59"><text:span text:style-name="T31"><text:tab/></text:span><text:span text:style-name="T32">CatPetService.java</text:span></text:p>
      <text:p text:style-name="P90"><text:tab/>DogPetServive.java</text:p>
      <text:p text:style-name="P90"/>
      <text:p text:style-name="P90"><text:s text:c="23"/></text:p>
      <text:p text:style-name="P90"/>
      <text:p text:style-name="P91"/>
      <text:p text:style-name="P91"><draw:frame draw:style-name="fr1" draw:name="Frame1" text:anchor-type="char" svg:x="0.704cm" svg:y="0.102cm" svg:width="8.89cm" draw:z-index="31"><draw:text-box fo:min-height="8.89cm"><text:p text:style-name="Figure"><draw:frame draw:style-name="fr4" draw:name="Image2" text:anchor-type="paragraph" svg:width="8.89cm" style:rel-width="100%" svg:height="8.89cm" style:rel-height="scale" draw:z-index="32"><draw:image xlink:href="Pictures/1000020100000150000001508C648E64EC82717B.png" xlink:type="simple" xlink:show="embed" xlink:actuate="onLoad" loext:mime-type="image/png"/></draw:frame>Figure <text:sequence text:ref-name="refFigure0" text:name="Figure" text:formula="ooow:Figure+1" style:num-format="1">1</text:sequence>: packages</text:p></draw:text-box></draw:frame><text:s text:c="3"/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><text:soft-page-break/></text:p>
      <text:p text:style-name="P91"/>
      <text:p text:style-name="P91"/>
      <text:p text:style-name="P91"/>
      <text:p text:style-name="P91"/>
      <text:p text:style-name="P91"/>
      <text:p text:style-name="P91"/>
      <text:p text:style-name="P18"/>
      <text:p text:style-name="P18"/>
      <text:p text:style-name="P18"/>
      <text:p text:style-name="P19">As you will note that there are two packages</text:p>
      <text:p text:style-name="P19"/>
      <text:p text:style-name="P58"><text:span text:style-name="T31">com.springframework.pets <text:s/></text:span><text:span text:style-name="T33">(main apllication starts here)</text:span></text:p>
      <text:p text:style-name="P93">com.springframework.pets</text:p>
      <text:p text:style-name="P94"/>
      <text:p text:style-name="P94"/>
      <text:p text:style-name="P94">By default Spring framework scans all packages and sub-packages that are uner the application main method class and load the Spring Beans into the Spring Framework context.</text:p>
      <text:p text:style-name="P94"/>
      <text:p text:style-name="P92">As a result when I try and run the app I get the following error.</text:p>
      <text:p text:style-name="P19"><text:s text:c="152"/></text:p>
      <text:p text:style-name="P19"/>
      <text:p text:style-name="P19"><text:s/></text:p>
      <text:p text:style-name="P19"/>
      <text:p text:style-name="P19"/>
      <text:p text:style-name="P19"><draw:frame draw:style-name="fr3" draw:name="Frame2" text:anchor-type="char" svg:width="17cm" draw:z-index="33"><draw:text-box fo:min-height="5.009cm"><text:p text:style-name="Figure"><draw:frame draw:style-name="fr4" draw:name="Image3" text:anchor-type="paragraph" svg:width="17cm" style:rel-width="100%" svg:height="5.009cm" style:rel-height="scale" draw:z-index="34"><draw:image xlink:href="Pictures/100002010000055B0000019412549B9DDB630CCB.png" xlink:type="simple" xlink:show="embed" xlink:actuate="onLoad" loext:mime-type="image/png"/></draw:frame>Figure <text:sequence text:ref-name="refFigure1" text:name="Figure" text:formula="ooow:Figure+1" style:num-format="1">2</text:sequence>: error screen</text:p></draw:text-box></draw:frame><text:s text:c="2"/></text:p>
      <text:p text:style-name="P19"/>
      <text:p text:style-name="P19">Now I need to tell Spring-Boot where the packages are that it need to scan for.</text:p>
      <text:p text:style-name="P19">This is done in the Main methods application using <text:span text:style-name="T33">@ComponentScan(basePackages = {"</text:span><text:span text:style-name="T34">current package</text:span><text:span text:style-name="T33">", "</text:span><text:span text:style-name="T34">other package</text:span><text:span text:style-name="T33">", “</text:span><text:span text:style-name="T34">other package</text:span><text:span text:style-name="T33">})</text:span></text:p>
      <text:p text:style-name="P95"/>
      <text:p text:style-name="P95"><text:s text:c="16"/></text:p>
      <text:p text:style-name="P95"><draw:frame draw:style-name="fr2" draw:name="Frame3" text:anchor-type="paragraph" svg:x="0.064cm" svg:y="0.012cm" svg:width="14.053cm" draw:z-index="35"><draw:text-box fo:min-height="6.205cm"><text:p text:style-name="Drawing"><draw:frame text:anchor-type="paragraph" draw:z-index="36" draw:name="Shape31" draw:style-name="gr1" draw:text-style-name="P105" svg:width="13.567cm" svg:height="5.345cm" svg:x="0.242cm" svg:y="0cm"><draw:text-box><text:p text:style-name="P104"><text:span text:style-name="T37">@ComponentScan(basePackages = {"guru.springframework.sfgdi", </text:span><text:span text:style-name="T37">"com.springframework.pets"})</text:span><text:span text:style-name="T37"><text:line-break/></text:span><text:span text:style-name="T37">@SpringBootApplication</text:span><text:span text:style-name="T37"><text:line-break/></text:span><text:span text:style-name="T37">public class SfgDiApplication {</text:span></text:p><text:p text:style-name="P104"><text:span text:style-name="T37"/></text:p><text:p text:style-name="P104"><text:span text:style-name="T37"/></text:p><text:p text:style-name="P104"><text:span text:style-name="T37">public static void main(String[] args) {</text:span></text:p><text:p text:style-name="P104"><text:span text:style-name="T37"/></text:p><text:p text:style-name="P104"><text:span text:style-name="T37">}</text:span></text:p><text:p text:style-name="P104"><text:span text:style-name="T37"/></text:p><text:p text:style-name="P104"><text:span text:style-name="T37">}</text:span><text:span text:style-name="T37"><text:line-break/></text:span><text:span text:style-name="T37"/></text:p><text:p text:style-name="P104"><text:span text:style-name="T37"/></text:p></draw:text-box></draw:frame>Drawing <text:sequence text:ref-name="refDrawing0" text:name="Drawing" text:formula="ooow:Drawing+1" style:num-format="1">1</text:sequence>: Configurating Component Scan</text:p></draw:text-box></draw:frame><text:s/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><text:soft-page-break/></text:p>
      <text:p text:style-name="P95"/>
      <text:p text:style-name="P99"/>
      <text:p text:style-name="P96">Now when I run all is ok</text:p>
      <text:p text:style-name="P97"><draw:frame draw:style-name="fr1" draw:name="Frame4" text:anchor-type="char" svg:x="0.229cm" svg:y="0.21cm" svg:width="6.652cm" draw:z-index="37"><draw:text-box fo:min-height="7.708cm"><text:p text:style-name="Figure"><draw:frame draw:style-name="fr4" draw:name="Image4" text:anchor-type="paragraph" svg:width="6.652cm" style:rel-width="100%" svg:height="7.708cm" style:rel-height="scale" draw:z-index="38"><draw:image xlink:href="Pictures/10000201000001C50000020D07EFCD53D0A1136F.png" xlink:type="simple" xlink:show="embed" xlink:actuate="onLoad" loext:mime-type="image/png"/></draw:frame>Figure <text:sequence text:ref-name="refFigure2" text:name="Figure" text:formula="ooow:Figure+1" style:num-format="1">3</text:sequence>: output</text:p></draw:text-box></draw:frame></text:p>
      <text:p text:style-name="P95"/>
      <text:p text:style-name="P95"/>
      <text:p text:style-name="P95"/>
      <text:p text:style-name="P95"/>
      <text:p text:style-name="P95"/>
      <text:p text:style-name="P9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ui-monospace" svg:font-family="ui-monospace, SFMono-Regular, 'SF Mono', Menlo, Consolas, 'Liberation Mono', monospace"/>
    <style:font-face style:name="JetBrains Mono1" svg:font-family="'JetBrains Mono'" style:font-family-generic="modern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6T07:09:04.084643255</meta:creation-date>
    <dc:date>2023-01-10T06:12:47.598695258</dc:date>
    <meta:editing-duration>PT3H3M58S</meta:editing-duration>
    <meta:editing-cycles>27</meta:editing-cycles>
    <meta:generator>LibreOffice/6.4.7.2$Linux_X86_64 LibreOffice_project/40$Build-2</meta:generator>
    <meta:document-statistic meta:table-count="0" meta:image-count="4" meta:object-count="0" meta:page-count="25" meta:paragraph-count="203" meta:word-count="1475" meta:character-count="10452" meta:non-whitespace-character-count="8743"/>
  </office:meta>
</office:document-meta>
</file>